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iode" table:style-name="ta1">
        <table:shapes>
          <draw:frame draw:z-index="0" draw:style-name="gr1" draw:text-style-name="P1" svg:width="159.99mm" svg:height="89.99mm" svg:x="42.54mm" svg:y="1mm">
            <loext:p draw:notify-on-update-of-ranges="diode.A1:diode.A250 diode.B1:diode.B2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7mm" svg:height="90.05mm" svg:x="213.51mm" svg:y="0mm">
            <loext:p draw:notify-on-update-of-ranges="diode.A1:diode.A80 diode.B1:diode.B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7.94mm" svg:y="95.3mm">
            <loext:p draw:notify-on-update-of-ranges="diode.A1:diode.A60 diode.B1:diode.B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17.81mm" svg:y="97.95mm">
            <loext:p draw:notify-on-update-of-ranges="diode.A1:diode.A30 diode.B1:diode.B3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67.86mm" svg:y="198.62mm">
            <loext:p draw:notify-on-update-of-ranges="diode.A1:diode.A70 diode.B1:diode.B7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0000013467639" calcext:value-type="float">
            <text:p>1.3467639E-0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0000018137734" calcext:value-type="float">
            <text:p>1.8137734E-0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0000024427247" calcext:value-type="float">
            <text:p>2.4427247E-0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0000032897736" calcext:value-type="float">
            <text:p>3.2897736E-0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000044305497" calcext:value-type="float">
            <text:p>4.4305497E-0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000059669034" calcext:value-type="float">
            <text:p>0.00000000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00008036012" calcext:value-type="float">
            <text:p>0.00000000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00001082261" calcext:value-type="float">
            <text:p>1.082261E-0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000014575507" calcext:value-type="float">
            <text:p>1.4575507E-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0019629768" calcext:value-type="float">
            <text:p>1.9629768E-0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000026436666" calcext:value-type="float">
            <text:p>2.6436666E-0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00035603943" calcext:value-type="float">
            <text:p>3.5603943E-0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00047950106" calcext:value-type="float">
            <text:p>0.00000004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000064577485" calcext:value-type="float">
            <text:p>6.4577485E-0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008697067" calcext:value-type="float">
            <text:p>0.00000008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00011712891" calcext:value-type="float">
            <text:p>1.1712891E-07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00015774508" calcext:value-type="float">
            <text:p>1.5774508E-0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0002124454" calcext:value-type="float">
            <text:p>2.124454E-0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00028611367" calcext:value-type="float">
            <text:p>2.8611367E-0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0038532778" calcext:value-type="float">
            <text:p>3.8532778E-0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051894534" calcext:value-type="float">
            <text:p>5.1894534E-07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006988973" calcext:value-type="float">
            <text:p>6.988973E-07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0009412497" calcext:value-type="float">
            <text:p>9.412497E-0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0012676406" calcext:value-type="float">
            <text:p>1.2676406E-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017072135" calcext:value-type="float">
            <text:p>1.7072135E-0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0022992128" calcext:value-type="float">
            <text:p>2.2992128E-0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0030965002" calcext:value-type="float">
            <text:p>3.0965002E-0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004170251" calcext:value-type="float">
            <text:p>4.170251E-0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005616344" calcext:value-type="float">
            <text:p>5.616344E-0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75638973" calcext:value-type="float">
            <text:p>7.5638973E-0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101867845" calcext:value-type="float">
            <text:p>1.01867845E-0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13719182" calcext:value-type="float">
            <text:p>1.3719182E-0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01847652" calcext:value-type="float">
            <text:p>1.847652E-0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02488351" calcext:value-type="float">
            <text:p>2.488351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33512184" calcext:value-type="float">
            <text:p>3.3512184E-0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045133045" calcext:value-type="float">
            <text:p>0.00004513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060783565" calcext:value-type="float">
            <text:p>6.0783565E-0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081861035" calcext:value-type="float">
            <text:p>0.00008186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11024751" calcext:value-type="float">
            <text:p>0.00011024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4847751" calcext:value-type="float">
            <text:p>0.000148477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19996417" calcext:value-type="float">
            <text:p>0.000199964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2693043" calcext:value-type="float">
            <text:p>0.0002693043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36268967" calcext:value-type="float">
            <text:p>0.000362689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48845744" calcext:value-type="float">
            <text:p>0.000488457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578362" calcext:value-type="float">
            <text:p>0.000657836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88595104" calcext:value-type="float">
            <text:p>0.00088595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1193167" calcext:value-type="float">
            <text:p>0.00119316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16069128" calcext:value-type="float">
            <text:p>0.0016069128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21641345" calcext:value-type="float">
            <text:p>0.002164134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9145784" calcext:value-type="float">
            <text:p>0.002914578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39252457" calcext:value-type="float">
            <text:p>0.003925245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52863797" calcext:value-type="float">
            <text:p>0.005286379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71195057" calcext:value-type="float">
            <text:p>0.007119505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9588312" calcext:value-type="float">
            <text:p>0.00958831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29131945" calcext:value-type="float">
            <text:p>0.012913194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17390994" calcext:value-type="float">
            <text:p>0.01739099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23421563" calcext:value-type="float">
            <text:p>0.02342156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3154332" calcext:value-type="float">
            <text:p>0.0315433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42481408" calcext:value-type="float">
            <text:p>0.0424814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7212543" calcext:value-type="float">
            <text:p>0.057212543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7705179" calcext:value-type="float">
            <text:p>0.0770517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03770584" calcext:value-type="float">
            <text:p>0.10377058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3975422" calcext:value-type="float">
            <text:p>0.1397542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8821596" calcext:value-type="float">
            <text:p>0.1882159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5348246" calcext:value-type="float">
            <text:p>0.2534824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4138173" calcext:value-type="float">
            <text:p>0.3413817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45976064" calcext:value-type="float">
            <text:p>0.4597606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191891" calcext:value-type="float">
            <text:p>0.619189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83390003" calcext:value-type="float">
            <text:p>0.8339000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230664" calcext:value-type="float">
            <text:p>1.123066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5125055" calcext:value-type="float">
            <text:p>1.512505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.0369918" calcext:value-type="float">
            <text:p>2.0369918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.7433476" calcext:value-type="float">
            <text:p>2.743347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.6946418" calcext:value-type="float">
            <text:p>3.694641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.9758105" calcext:value-type="float">
            <text:p>4.975810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.70123" calcext:value-type="float">
            <text:p>6.7012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9.024976" calcext:value-type="float">
            <text:p>9.02497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2.154512" calcext:value-type="float">
            <text:p>12.154512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6.369291" calcext:value-type="float">
            <text:p>16.36929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2.045572" calcext:value-type="float">
            <text:p>22.045572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9.690184" calcext:value-type="float">
            <text:p>29.69018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9.985672" calcext:value-type="float">
            <text:p>39.985672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53.85116" calcext:value-type="float">
            <text:p>53.8511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72.5248" calcext:value-type="float">
            <text:p>72.524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97.67398" calcext:value-type="float">
            <text:p>97.6739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31.54381" calcext:value-type="float">
            <text:p>131.5438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77.15846" calcext:value-type="float">
            <text:p>177.1584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38.59065" calcext:value-type="float">
            <text:p>238.5906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21.3247" calcext:value-type="float">
            <text:p>321.324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32.74854" calcext:value-type="float">
            <text:p>432.7485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582.8113" calcext:value-type="float">
            <text:p>582.811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84.90924" calcext:value-type="float">
            <text:p>784.9092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057.0876" calcext:value-type="float">
            <text:p>1057.087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423.6476" calcext:value-type="float">
            <text:p>1423.647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917.3173" calcext:value-type="float">
            <text:p>1917.317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582.169" calcext:value-type="float">
            <text:p>2582.16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477.5789" calcext:value-type="float">
            <text:p>3477.578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683.478" calcext:value-type="float">
            <text:p>4683.47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6307.54" calcext:value-type="float">
            <text:p>6307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94.768" calcext:value-type="float">
            <text:p>8494.768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440.448" calcext:value-type="float">
            <text:p>11440.448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5407.554" calcext:value-type="float">
            <text:p>15407.554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20750.34" calcext:value-type="float">
            <text:p>20750.3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27945.81" calcext:value-type="float">
            <text:p>27945.8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7636.41" calcext:value-type="float">
            <text:p>37636.41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50687.367" calcext:value-type="float">
            <text:p>50687.367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68264.18" calcext:value-type="float">
            <text:p>68264.1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91935.74" calcext:value-type="float">
            <text:p>91935.74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23815.516" calcext:value-type="float">
            <text:p>123815.5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66750.61" calcext:value-type="float">
            <text:p>166750.6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224573.28" calcext:value-type="float">
            <text:p>224573.28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02446.66" calcext:value-type="float">
            <text:p>302446.66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407325.03" calcext:value-type="float">
            <text:p>407325.03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548569.6" calcext:value-type="float">
            <text:p>548569.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738795.3" calcext:value-type="float">
            <text:p>738795.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994981" calcext:value-type="float">
            <text:p>99498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340007.3" calcext:value-type="float">
            <text:p>1340007.3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804670" calcext:value-type="float">
            <text:p>1804670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2430469.3" calcext:value-type="float">
            <text:p>2430469.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273275" calcext:value-type="float">
            <text:p>3273275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4408320.5" calcext:value-type="float">
            <text:p>4408320.5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5936979" calcext:value-type="float">
            <text:p>5936979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7995694" calcext:value-type="float">
            <text:p>7995694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0768334" calcext:value-type="float">
            <text:p>1076833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4502376" calcext:value-type="float">
            <text:p>1450237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9531242" calcext:value-type="float">
            <text:p>1953124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6304024" calcext:value-type="float">
            <text:p>2630402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35425244" calcext:value-type="float">
            <text:p>35425244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47709540" calcext:value-type="float">
            <text:p>47709540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4253370" calcext:value-type="float">
            <text:p>64253370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86534290" calcext:value-type="float">
            <text:p>8653429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16541490" calcext:value-type="float">
            <text:p>116541490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56953580" calcext:value-type="float">
            <text:p>156953580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11379860" calcext:value-type="float">
            <text:p>211379860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84678200" calcext:value-type="float">
            <text:p>284678200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383395140" calcext:value-type="float">
            <text:p>383395140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516341800" calcext:value-type="float">
            <text:p>516341800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695389200" calcext:value-type="float">
            <text:p>695389200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936526900" calcext:value-type="float">
            <text:p>93652690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61278500" calcext:value-type="float">
            <text:p>1261278500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698647700" calcext:value-type="float">
            <text:p>1698647700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287673300" calcext:value-type="float">
            <text:p>2287673300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3080961800" calcext:value-type="float">
            <text:p>308096180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4149336600" calcext:value-type="float">
            <text:p>4149336600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5588166700" calcext:value-type="float">
            <text:p>5588166700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7525955600" calcext:value-type="float">
            <text:p>7525955600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0135668000" calcext:value-type="float">
            <text:p>10135668000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3650378000" calcext:value-type="float">
            <text:p>13650378000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8383802000" calcext:value-type="float">
            <text:p>1838380200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4758692000" calcext:value-type="float">
            <text:p>24758692000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33344053000" calcext:value-type="float">
            <text:p>33344053000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44906484000" calcext:value-type="float">
            <text:p>44906484000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60478550000" calcext:value-type="float">
            <text:p>60478550000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81450180000" calcext:value-type="float">
            <text:p>81450180000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09694390000" calcext:value-type="float">
            <text:p>109694390000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47732170000" calcext:value-type="float">
            <text:p>147732170000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98961510000" calcext:value-type="float">
            <text:p>198961510000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67953700000" calcext:value-type="float">
            <text:p>267953700000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360869700000" calcext:value-type="float">
            <text:p>36086970000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86007280000" calcext:value-type="float">
            <text:p>486007280000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654535800000" calcext:value-type="float">
            <text:p>654535800000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881507040000" calcext:value-type="float">
            <text:p>881507040000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187179700000" calcext:value-type="float">
            <text:p>1187179700000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598854000000" calcext:value-type="float">
            <text:p>1598854000000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153274900000" calcext:value-type="float">
            <text:p>2153274900000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899947600000" calcext:value-type="float">
            <text:p>2899947600000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3905552400000" calcext:value-type="float">
            <text:p>3905552400000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5259848000000" calcext:value-type="float">
            <text:p>5259848000000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7083814000000" calcext:value-type="float">
            <text:p>708381400000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9540208000000" calcext:value-type="float">
            <text:p>9540208000000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2848384000000" calcext:value-type="float">
            <text:p>12848384000000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7303775000000" calcext:value-type="float">
            <text:p>17303775000000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3304056000000" calcext:value-type="float">
            <text:p>23304056000000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31385125000000" calcext:value-type="float">
            <text:p>31385125000000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2268275000000" calcext:value-type="float">
            <text:p>42268275000000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56925500000000" calcext:value-type="float">
            <text:p>56925500000000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76665070000000" calcext:value-type="float">
            <text:p>76665070000000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03249570000000" calcext:value-type="float">
            <text:p>103249570000000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39053064000000" calcext:value-type="float">
            <text:p>13905306400000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87271310000000" calcext:value-type="float">
            <text:p>187271310000000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252210750000000" calcext:value-type="float">
            <text:p>252210750000000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339669000000000" calcext:value-type="float">
            <text:p>339669000000000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457454900000000" calcext:value-type="float">
            <text:p>457454900000000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616082600000000" calcext:value-type="float">
            <text:p>616082600000000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829716300000000" calcext:value-type="float">
            <text:p>829716300000000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.1174342E+015" calcext:value-type="float">
            <text:p>1.1174342E+015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.5049173E+015" calcext:value-type="float">
            <text:p>1.5049173E+015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2.0267722E+015" calcext:value-type="float">
            <text:p>2.0267722E+015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2.7295787E+015" calcext:value-type="float">
            <text:p>2.7295787E+01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.6761057E+015" calcext:value-type="float">
            <text:p>3.6761057E+015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4.950837E+015" calcext:value-type="float">
            <text:p>4.950837E+015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6.667597E+015" calcext:value-type="float">
            <text:p>6.667597E+015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8.9796964E+015" calcext:value-type="float">
            <text:p>8.9796964E+015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2093556E+016" calcext:value-type="float">
            <text:p>1.2093556E+01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.6287196E+016" calcext:value-type="float">
            <text:p>1.6287196E+016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.1934967E+016" calcext:value-type="float">
            <text:p>2.1934967E+016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2.9541172E+016" calcext:value-type="float">
            <text:p>2.9541172E+01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3.978506E+016" calcext:value-type="float">
            <text:p>3.978506E+016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5.358099E+016" calcext:value-type="float">
            <text:p>5.358099E+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2161086E+016" calcext:value-type="float">
            <text:p>7.2161086E+016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9.718376E+016" calcext:value-type="float">
            <text:p>9.718376E+016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.3088385E+017" calcext:value-type="float">
            <text:p>1.3088385E+017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.7626932E+017" calcext:value-type="float">
            <text:p>1.7626932E+01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3739272E+017" calcext:value-type="float">
            <text:p>2.3739272E+01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3.1971262E+017" calcext:value-type="float">
            <text:p>3.1971262E+01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3057662E+017" calcext:value-type="float">
            <text:p>4.3057662E+01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5.798862E+017" calcext:value-type="float">
            <text:p>5.798862E+01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7.8096833E+017" calcext:value-type="float">
            <text:p>7.8096833E+01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.0517821E+018" calcext:value-type="float">
            <text:p>1.0517821E+01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4164996E+018" calcext:value-type="float">
            <text:p>1.4164996E+018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.9076943E+018" calcext:value-type="float">
            <text:p>1.9076943E+018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5692093E+018" calcext:value-type="float">
            <text:p>2.5692093E+018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3.4601384E+018" calcext:value-type="float">
            <text:p>3.4601384E+018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4.6599986E+018" calcext:value-type="float">
            <text:p>4.6599986E+018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6.275907E+018" calcext:value-type="float">
            <text:p>6.275907E+01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8.452182E+018" calcext:value-type="float">
            <text:p>8.452182E+018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.138303E+019" calcext:value-type="float">
            <text:p>1.138303E+019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.5330283E+019" calcext:value-type="float">
            <text:p>1.5330283E+019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0646313E+019" calcext:value-type="float">
            <text:p>2.0646313E+01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7805765E+019" calcext:value-type="float">
            <text:p>2.7805765E+019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3.744759E+019" calcext:value-type="float">
            <text:p>3.744759E+019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5.0433165E+019" calcext:value-type="float">
            <text:p>5.0433165E+019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6.7921697E+019" calcext:value-type="float">
            <text:p>6.7921697E+019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9.1473975E+019" calcext:value-type="float">
            <text:p>9.1473975E+019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.2319409E+020" calcext:value-type="float">
            <text:p>1.2319409E+020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.659137E+020" calcext:value-type="float">
            <text:p>1.659137E+020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.2344701E+020" calcext:value-type="float">
            <text:p>2.2344701E+02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.0092866E+020" calcext:value-type="float">
            <text:p>3.0092866E+020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4.052807E+020" calcext:value-type="float">
            <text:p>4.052807E+02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.458185E+020" calcext:value-type="float">
            <text:p>5.458185E+020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7.350845E+020" calcext:value-type="float">
            <text:p>7.350845E+020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9.8998725E+020" calcext:value-type="float">
            <text:p>9.8998725E+020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.3332818E+021" calcext:value-type="float">
            <text:p>1.3332818E+021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.7956194E+021" calcext:value-type="float">
            <text:p>1.7956194E+02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4182616E+021" calcext:value-type="float">
            <text:p>2.4182616E+021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3.256834E+021" calcext:value-type="float">
            <text:p>3.256834E+021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4.3861956E+021" calcext:value-type="float">
            <text:p>4.3861956E+021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5.9071814E+021" calcext:value-type="float">
            <text:p>5.9071814E+021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7.9555947E+021" calcext:value-type="float">
            <text:p>7.9555947E+02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0714329E+022" calcext:value-type="float">
            <text:p>1.0714329E+022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.4429701E+022" calcext:value-type="float">
            <text:p>1.4429701E+022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.943329E+022" calcext:value-type="float">
            <text:p>1.943329E+022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.6172106E+022" calcext:value-type="float">
            <text:p>2.6172106E+022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3.5247717E+022" calcext:value-type="float">
            <text:p>3.5247717E+02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4.747009E+022" calcext:value-type="float">
            <text:p>4.747009E+022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6.3931128E+022" calcext:value-type="float">
            <text:p>6.3931128E+022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8.61003E+022" calcext:value-type="float">
            <text:p>8.61003E+022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.1595702E+023" calcext:value-type="float">
            <text:p>1.1595702E+023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.5616585E+023" calcext:value-type="float">
            <text:p>1.5616585E+02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1031895E+023" calcext:value-type="float">
            <text:p>2.1031895E+023</text:p>
          </table:table-cell>
        </table:table-row>
      </table:table>
      <table:table table:name="diode with current source" table:style-name="ta1">
        <table:shapes>
          <draw:frame draw:z-index="0" draw:style-name="gr1" draw:text-style-name="P1" svg:width="159.99mm" svg:height="89.99mm" svg:x="111.7mm" svg:y="5.52mm">
            <loext:p draw:notify-on-update-of-ranges="'diode with current source'.A2:'diode with current source'.A71 'diode with current source'.B1:'diode with current source'.B1 'diode with current source'.B2:'diode with current source'.B71 'diode with current source'.A2:'diode with current source'.A71 'diode with current source'.C1:'diode with current source'.C1 'diode with current source'.C2:'diode with current source'.C71 'diode with current source'.A2:'diode with current source'.A71 'diode with current source'.D1:'diode with current source'.D1 'diode with current source'.D2:'diode with current source'.D7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08.95mm" svg:y="96.62mm">
            <loext:p draw:notify-on-update-of-ranges="'diode with current source'.A51:'diode with current source'.A61 'diode with current source'.B1:'diode with current source'.B1 'diode with current source'.B51:'diode with current source'.B61 'diode with current source'.A51:'diode with current source'.A61 'diode with current source'.C1:'diode with current source'.C1 'diode with current source'.C51:'diode with current source'.C61 'diode with current source'.A51:'diode with current source'.A61 'diode with current source'.D1:'diode with current source'.D1 'diode with current source'.D51:'diode with current source'.D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2">
          <table:table-cell table:style-name="Heading" office:value-type="string" calcext:value-type="string">
            <text:p>V_d</text:p>
          </table:table-cell>
          <table:table-cell table:style-name="Heading" office:value-type="string" calcext:value-type="string">
            <text:p>I_d</text:p>
          </table:table-cell>
          <table:table-cell table:style-name="Heading" office:value-type="string" calcext:value-type="string">
            <text:p>I_src</text:p>
          </table:table-cell>
          <table:table-cell table:style-name="Heading" office:value-type="string" calcext:value-type="string">
            <text:p>I_d – I_src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0000013467639" calcext:value-type="float">
            <text:p>1.3467639E-09</text:p>
          </table:table-cell>
          <table:table-cell office:value-type="float" office:value="0.01" calcext:value-type="float">
            <text:p>0.01</text:p>
          </table:table-cell>
          <table:table-cell table:formula="of:=[.B2]- [.C2]" office:value-type="float" office:value="-0.0099999986532361" calcext:value-type="float">
            <text:p>-0.009999998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0000018137734" calcext:value-type="float">
            <text:p>1.8137734E-09</text:p>
          </table:table-cell>
          <table:table-cell office:value-type="float" office:value="0.01" calcext:value-type="float">
            <text:p>0.01</text:p>
          </table:table-cell>
          <table:table-cell table:formula="of:=[.B3]- [.C3]" office:value-type="float" office:value="-0.0099999981862266" calcext:value-type="float">
            <text:p>-0.009999998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0000024427247" calcext:value-type="float">
            <text:p>2.4427247E-09</text:p>
          </table:table-cell>
          <table:table-cell office:value-type="float" office:value="0.01" calcext:value-type="float">
            <text:p>0.01</text:p>
          </table:table-cell>
          <table:table-cell table:formula="of:=[.B4]- [.C4]" office:value-type="float" office:value="-0.0099999975572753" calcext:value-type="float">
            <text:p>-0.009999997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0000032897736" calcext:value-type="float">
            <text:p>3.2897736E-09</text:p>
          </table:table-cell>
          <table:table-cell office:value-type="float" office:value="0.01" calcext:value-type="float">
            <text:p>0.01</text:p>
          </table:table-cell>
          <table:table-cell table:formula="of:=[.B5]- [.C5]" office:value-type="float" office:value="-0.0099999967102264" calcext:value-type="float">
            <text:p>-0.009999996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000044305497" calcext:value-type="float">
            <text:p>4.4305497E-09</text:p>
          </table:table-cell>
          <table:table-cell office:value-type="float" office:value="0.01" calcext:value-type="float">
            <text:p>0.01</text:p>
          </table:table-cell>
          <table:table-cell table:formula="of:=[.B6]- [.C6]" office:value-type="float" office:value="-0.0099999955694503" calcext:value-type="float">
            <text:p>-0.009999995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000059669034" calcext:value-type="float">
            <text:p>0.000000006</text:p>
          </table:table-cell>
          <table:table-cell office:value-type="float" office:value="0.01" calcext:value-type="float">
            <text:p>0.01</text:p>
          </table:table-cell>
          <table:table-cell table:formula="of:=[.B7]- [.C7]" office:value-type="float" office:value="-0.0099999940330966" calcext:value-type="float">
            <text:p>-0.00999999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00008036012" calcext:value-type="float">
            <text:p>0.000000008</text:p>
          </table:table-cell>
          <table:table-cell office:value-type="float" office:value="0.01" calcext:value-type="float">
            <text:p>0.01</text:p>
          </table:table-cell>
          <table:table-cell table:formula="of:=[.B8]- [.C8]" office:value-type="float" office:value="-0.009999991963988" calcext:value-type="float">
            <text:p>-0.00999999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00001082261" calcext:value-type="float">
            <text:p>1.082261E-08</text:p>
          </table:table-cell>
          <table:table-cell office:value-type="float" office:value="0.01" calcext:value-type="float">
            <text:p>0.01</text:p>
          </table:table-cell>
          <table:table-cell table:formula="of:=[.B9]- [.C9]" office:value-type="float" office:value="-0.00999998917739" calcext:value-type="float">
            <text:p>-0.009999989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000014575507" calcext:value-type="float">
            <text:p>1.4575507E-08</text:p>
          </table:table-cell>
          <table:table-cell office:value-type="float" office:value="0.01" calcext:value-type="float">
            <text:p>0.01</text:p>
          </table:table-cell>
          <table:table-cell table:formula="of:=[.B10]- [.C10]" office:value-type="float" office:value="-0.009999985424493" calcext:value-type="float">
            <text:p>-0.009999985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0019629768" calcext:value-type="float">
            <text:p>1.9629768E-08</text:p>
          </table:table-cell>
          <table:table-cell office:value-type="float" office:value="0.01" calcext:value-type="float">
            <text:p>0.01</text:p>
          </table:table-cell>
          <table:table-cell table:formula="of:=[.B11]- [.C11]" office:value-type="float" office:value="-0.009999980370232" calcext:value-type="float">
            <text:p>-0.009999980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000026436666" calcext:value-type="float">
            <text:p>2.6436666E-08</text:p>
          </table:table-cell>
          <table:table-cell office:value-type="float" office:value="0.01" calcext:value-type="float">
            <text:p>0.01</text:p>
          </table:table-cell>
          <table:table-cell table:formula="of:=[.B12]- [.C12]" office:value-type="float" office:value="-0.009999973563334" calcext:value-type="float">
            <text:p>-0.009999973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00035603943" calcext:value-type="float">
            <text:p>3.5603943E-08</text:p>
          </table:table-cell>
          <table:table-cell office:value-type="float" office:value="0.01" calcext:value-type="float">
            <text:p>0.01</text:p>
          </table:table-cell>
          <table:table-cell table:formula="of:=[.B13]- [.C13]" office:value-type="float" office:value="-0.009999964396057" calcext:value-type="float">
            <text:p>-0.009999964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00047950106" calcext:value-type="float">
            <text:p>0.000000048</text:p>
          </table:table-cell>
          <table:table-cell office:value-type="float" office:value="0.01" calcext:value-type="float">
            <text:p>0.01</text:p>
          </table:table-cell>
          <table:table-cell table:formula="of:=[.B14]- [.C14]" office:value-type="float" office:value="-0.009999952049894" calcext:value-type="float">
            <text:p>-0.00999995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000064577485" calcext:value-type="float">
            <text:p>6.4577485E-08</text:p>
          </table:table-cell>
          <table:table-cell office:value-type="float" office:value="0.01" calcext:value-type="float">
            <text:p>0.01</text:p>
          </table:table-cell>
          <table:table-cell table:formula="of:=[.B15]- [.C15]" office:value-type="float" office:value="-0.009999935422515" calcext:value-type="float">
            <text:p>-0.009999935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008697067" calcext:value-type="float">
            <text:p>0.000000087</text:p>
          </table:table-cell>
          <table:table-cell office:value-type="float" office:value="0.01" calcext:value-type="float">
            <text:p>0.01</text:p>
          </table:table-cell>
          <table:table-cell table:formula="of:=[.B16]- [.C16]" office:value-type="float" office:value="-0.00999991302933" calcext:value-type="float">
            <text:p>-0.00999991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00011712891" calcext:value-type="float">
            <text:p>1.1712891E-07</text:p>
          </table:table-cell>
          <table:table-cell office:value-type="float" office:value="0.01" calcext:value-type="float">
            <text:p>0.01</text:p>
          </table:table-cell>
          <table:table-cell table:formula="of:=[.B17]- [.C17]" office:value-type="float" office:value="-0.00999988287109" calcext:value-type="float">
            <text:p>-0.009999882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00015774508" calcext:value-type="float">
            <text:p>1.5774508E-07</text:p>
          </table:table-cell>
          <table:table-cell office:value-type="float" office:value="0.01" calcext:value-type="float">
            <text:p>0.01</text:p>
          </table:table-cell>
          <table:table-cell table:formula="of:=[.B18]- [.C18]" office:value-type="float" office:value="-0.00999984225492" calcext:value-type="float">
            <text:p>-0.009999842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0002124454" calcext:value-type="float">
            <text:p>2.124454E-07</text:p>
          </table:table-cell>
          <table:table-cell office:value-type="float" office:value="0.01" calcext:value-type="float">
            <text:p>0.01</text:p>
          </table:table-cell>
          <table:table-cell table:formula="of:=[.B19]- [.C19]" office:value-type="float" office:value="-0.0099997875546" calcext:value-type="float">
            <text:p>-0.009999787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00028611367" calcext:value-type="float">
            <text:p>2.8611367E-07</text:p>
          </table:table-cell>
          <table:table-cell office:value-type="float" office:value="0.01" calcext:value-type="float">
            <text:p>0.01</text:p>
          </table:table-cell>
          <table:table-cell table:formula="of:=[.B20]- [.C20]" office:value-type="float" office:value="-0.00999971388633" calcext:value-type="float">
            <text:p>-0.009999713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0038532778" calcext:value-type="float">
            <text:p>3.8532778E-07</text:p>
          </table:table-cell>
          <table:table-cell office:value-type="float" office:value="0.01" calcext:value-type="float">
            <text:p>0.01</text:p>
          </table:table-cell>
          <table:table-cell table:formula="of:=[.B21]- [.C21]" office:value-type="float" office:value="-0.00999961467222" calcext:value-type="float">
            <text:p>-0.009999614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051894534" calcext:value-type="float">
            <text:p>5.1894534E-07</text:p>
          </table:table-cell>
          <table:table-cell office:value-type="float" office:value="0.01" calcext:value-type="float">
            <text:p>0.01</text:p>
          </table:table-cell>
          <table:table-cell table:formula="of:=[.B22]- [.C22]" office:value-type="float" office:value="-0.00999948105466" calcext:value-type="float">
            <text:p>-0.0099994811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006988973" calcext:value-type="float">
            <text:p>6.988973E-07</text:p>
          </table:table-cell>
          <table:table-cell office:value-type="float" office:value="0.01" calcext:value-type="float">
            <text:p>0.01</text:p>
          </table:table-cell>
          <table:table-cell table:formula="of:=[.B23]- [.C23]" office:value-type="float" office:value="-0.0099993011027" calcext:value-type="float">
            <text:p>-0.009999301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0009412497" calcext:value-type="float">
            <text:p>9.412497E-07</text:p>
          </table:table-cell>
          <table:table-cell office:value-type="float" office:value="0.01" calcext:value-type="float">
            <text:p>0.01</text:p>
          </table:table-cell>
          <table:table-cell table:formula="of:=[.B24]- [.C24]" office:value-type="float" office:value="-0.0099990587503" calcext:value-type="float">
            <text:p>-0.009999058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0012676406" calcext:value-type="float">
            <text:p>1.2676406E-06</text:p>
          </table:table-cell>
          <table:table-cell office:value-type="float" office:value="0.01" calcext:value-type="float">
            <text:p>0.01</text:p>
          </table:table-cell>
          <table:table-cell table:formula="of:=[.B25]- [.C25]" office:value-type="float" office:value="-0.0099987323594" calcext:value-type="float">
            <text:p>-0.009998732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017072135" calcext:value-type="float">
            <text:p>1.7072135E-06</text:p>
          </table:table-cell>
          <table:table-cell office:value-type="float" office:value="0.01" calcext:value-type="float">
            <text:p>0.01</text:p>
          </table:table-cell>
          <table:table-cell table:formula="of:=[.B26]- [.C26]" office:value-type="float" office:value="-0.0099982927865" calcext:value-type="float">
            <text:p>-0.009998292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0022992128" calcext:value-type="float">
            <text:p>2.2992128E-06</text:p>
          </table:table-cell>
          <table:table-cell office:value-type="float" office:value="0.01" calcext:value-type="float">
            <text:p>0.01</text:p>
          </table:table-cell>
          <table:table-cell table:formula="of:=[.B27]- [.C27]" office:value-type="float" office:value="-0.0099977007872" calcext:value-type="float">
            <text:p>-0.009997700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0030965002" calcext:value-type="float">
            <text:p>3.0965002E-06</text:p>
          </table:table-cell>
          <table:table-cell office:value-type="float" office:value="0.01" calcext:value-type="float">
            <text:p>0.01</text:p>
          </table:table-cell>
          <table:table-cell table:formula="of:=[.B28]- [.C28]" office:value-type="float" office:value="-0.0099969034998" calcext:value-type="float">
            <text:p>-0.009996903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004170251" calcext:value-type="float">
            <text:p>4.170251E-06</text:p>
          </table:table-cell>
          <table:table-cell office:value-type="float" office:value="0.01" calcext:value-type="float">
            <text:p>0.01</text:p>
          </table:table-cell>
          <table:table-cell table:formula="of:=[.B29]- [.C29]" office:value-type="float" office:value="-0.009995829749" calcext:value-type="float">
            <text:p>-0.009995829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005616344" calcext:value-type="float">
            <text:p>5.616344E-06</text:p>
          </table:table-cell>
          <table:table-cell office:value-type="float" office:value="0.01" calcext:value-type="float">
            <text:p>0.01</text:p>
          </table:table-cell>
          <table:table-cell table:formula="of:=[.B30]- [.C30]" office:value-type="float" office:value="-0.009994383656" calcext:value-type="float">
            <text:p>-0.009994383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75638973" calcext:value-type="float">
            <text:p>7.5638973E-06</text:p>
          </table:table-cell>
          <table:table-cell office:value-type="float" office:value="0.01" calcext:value-type="float">
            <text:p>0.01</text:p>
          </table:table-cell>
          <table:table-cell table:formula="of:=[.B31]- [.C31]" office:value-type="float" office:value="-0.0099924361027" calcext:value-type="float">
            <text:p>-0.009992436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101867845" calcext:value-type="float">
            <text:p>1.01867845E-05</text:p>
          </table:table-cell>
          <table:table-cell office:value-type="float" office:value="0.01" calcext:value-type="float">
            <text:p>0.01</text:p>
          </table:table-cell>
          <table:table-cell table:formula="of:=[.B32]- [.C32]" office:value-type="float" office:value="-0.0099898132155" calcext:value-type="float">
            <text:p>-0.009989813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13719182" calcext:value-type="float">
            <text:p>1.3719182E-05</text:p>
          </table:table-cell>
          <table:table-cell office:value-type="float" office:value="0.01" calcext:value-type="float">
            <text:p>0.01</text:p>
          </table:table-cell>
          <table:table-cell table:formula="of:=[.B33]- [.C33]" office:value-type="float" office:value="-0.009986280818" calcext:value-type="float">
            <text:p>-0.009986280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01847652" calcext:value-type="float">
            <text:p>1.847652E-05</text:p>
          </table:table-cell>
          <table:table-cell office:value-type="float" office:value="0.01" calcext:value-type="float">
            <text:p>0.01</text:p>
          </table:table-cell>
          <table:table-cell table:formula="of:=[.B34]- [.C34]" office:value-type="float" office:value="-0.00998152348" calcext:value-type="float">
            <text:p>-0.009981523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02488351" calcext:value-type="float">
            <text:p>2.488351E-05</text:p>
          </table:table-cell>
          <table:table-cell office:value-type="float" office:value="0.01" calcext:value-type="float">
            <text:p>0.01</text:p>
          </table:table-cell>
          <table:table-cell table:formula="of:=[.B35]- [.C35]" office:value-type="float" office:value="-0.00997511649" calcext:value-type="float">
            <text:p>-0.009975116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33512184" calcext:value-type="float">
            <text:p>3.3512184E-05</text:p>
          </table:table-cell>
          <table:table-cell office:value-type="float" office:value="0.01" calcext:value-type="float">
            <text:p>0.01</text:p>
          </table:table-cell>
          <table:table-cell table:formula="of:=[.B36]- [.C36]" office:value-type="float" office:value="-0.009966487816" calcext:value-type="float">
            <text:p>-0.009966487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045133045" calcext:value-type="float">
            <text:p>0.000045133</text:p>
          </table:table-cell>
          <table:table-cell office:value-type="float" office:value="0.01" calcext:value-type="float">
            <text:p>0.01</text:p>
          </table:table-cell>
          <table:table-cell table:formula="of:=[.B37]- [.C37]" office:value-type="float" office:value="-0.009954866955" calcext:value-type="float">
            <text:p>-0.009954867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060783565" calcext:value-type="float">
            <text:p>6.0783565E-05</text:p>
          </table:table-cell>
          <table:table-cell office:value-type="float" office:value="0.01" calcext:value-type="float">
            <text:p>0.01</text:p>
          </table:table-cell>
          <table:table-cell table:formula="of:=[.B38]- [.C38]" office:value-type="float" office:value="-0.009939216435" calcext:value-type="float">
            <text:p>-0.009939216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081861035" calcext:value-type="float">
            <text:p>0.000081861</text:p>
          </table:table-cell>
          <table:table-cell office:value-type="float" office:value="0.01" calcext:value-type="float">
            <text:p>0.01</text:p>
          </table:table-cell>
          <table:table-cell table:formula="of:=[.B39]- [.C39]" office:value-type="float" office:value="-0.009918138965" calcext:value-type="float">
            <text:p>-0.00991813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11024751" calcext:value-type="float">
            <text:p>0.0001102475</text:p>
          </table:table-cell>
          <table:table-cell office:value-type="float" office:value="0.01" calcext:value-type="float">
            <text:p>0.01</text:p>
          </table:table-cell>
          <table:table-cell table:formula="of:=[.B40]- [.C40]" office:value-type="float" office:value="-0.00988975249" calcext:value-type="float">
            <text:p>-0.00988975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4847751" calcext:value-type="float">
            <text:p>0.0001484775</text:p>
          </table:table-cell>
          <table:table-cell office:value-type="float" office:value="0.01" calcext:value-type="float">
            <text:p>0.01</text:p>
          </table:table-cell>
          <table:table-cell table:formula="of:=[.B41]- [.C41]" office:value-type="float" office:value="-0.00985152249" calcext:value-type="float">
            <text:p>-0.009851522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19996417" calcext:value-type="float">
            <text:p>0.0001999642</text:p>
          </table:table-cell>
          <table:table-cell office:value-type="float" office:value="0.01" calcext:value-type="float">
            <text:p>0.01</text:p>
          </table:table-cell>
          <table:table-cell table:formula="of:=[.B42]- [.C42]" office:value-type="float" office:value="-0.00980003583" calcext:value-type="float">
            <text:p>-0.009800035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2693043" calcext:value-type="float">
            <text:p>0.0002693043</text:p>
          </table:table-cell>
          <table:table-cell office:value-type="float" office:value="0.01" calcext:value-type="float">
            <text:p>0.01</text:p>
          </table:table-cell>
          <table:table-cell table:formula="of:=[.B43]- [.C43]" office:value-type="float" office:value="-0.0097306957" calcext:value-type="float">
            <text:p>-0.009730695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36268967" calcext:value-type="float">
            <text:p>0.0003626897</text:p>
          </table:table-cell>
          <table:table-cell office:value-type="float" office:value="0.01" calcext:value-type="float">
            <text:p>0.01</text:p>
          </table:table-cell>
          <table:table-cell table:formula="of:=[.B44]- [.C44]" office:value-type="float" office:value="-0.00963731033" calcext:value-type="float">
            <text:p>-0.0096373103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48845744" calcext:value-type="float">
            <text:p>0.0004884574</text:p>
          </table:table-cell>
          <table:table-cell office:value-type="float" office:value="0.01" calcext:value-type="float">
            <text:p>0.01</text:p>
          </table:table-cell>
          <table:table-cell table:formula="of:=[.B45]- [.C45]" office:value-type="float" office:value="-0.00951154256" calcext:value-type="float">
            <text:p>-0.009511542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578362" calcext:value-type="float">
            <text:p>0.0006578362</text:p>
          </table:table-cell>
          <table:table-cell office:value-type="float" office:value="0.01" calcext:value-type="float">
            <text:p>0.01</text:p>
          </table:table-cell>
          <table:table-cell table:formula="of:=[.B46]- [.C46]" office:value-type="float" office:value="-0.0093421638" calcext:value-type="float">
            <text:p>-0.009342163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88595104" calcext:value-type="float">
            <text:p>0.000885951</text:p>
          </table:table-cell>
          <table:table-cell office:value-type="float" office:value="0.01" calcext:value-type="float">
            <text:p>0.01</text:p>
          </table:table-cell>
          <table:table-cell table:formula="of:=[.B47]- [.C47]" office:value-type="float" office:value="-0.00911404896" calcext:value-type="float">
            <text:p>-0.009114049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1193167" calcext:value-type="float">
            <text:p>0.001193167</text:p>
          </table:table-cell>
          <table:table-cell office:value-type="float" office:value="0.01" calcext:value-type="float">
            <text:p>0.01</text:p>
          </table:table-cell>
          <table:table-cell table:formula="of:=[.B48]- [.C48]" office:value-type="float" office:value="-0.008806833" calcext:value-type="float">
            <text:p>-0.00880683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16069128" calcext:value-type="float">
            <text:p>0.0016069128</text:p>
          </table:table-cell>
          <table:table-cell office:value-type="float" office:value="0.01" calcext:value-type="float">
            <text:p>0.01</text:p>
          </table:table-cell>
          <table:table-cell table:formula="of:=[.B49]- [.C49]" office:value-type="float" office:value="-0.0083930872" calcext:value-type="float">
            <text:p>-0.008393087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21641345" calcext:value-type="float">
            <text:p>0.0021641345</text:p>
          </table:table-cell>
          <table:table-cell office:value-type="float" office:value="0.01" calcext:value-type="float">
            <text:p>0.01</text:p>
          </table:table-cell>
          <table:table-cell table:formula="of:=[.B50]- [.C50]" office:value-type="float" office:value="-0.0078358655" calcext:value-type="float">
            <text:p>-0.007835865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9145784" calcext:value-type="float">
            <text:p>0.0029145784</text:p>
          </table:table-cell>
          <table:table-cell office:value-type="float" office:value="0.01" calcext:value-type="float">
            <text:p>0.01</text:p>
          </table:table-cell>
          <table:table-cell table:formula="of:=[.B51]- [.C51]" office:value-type="float" office:value="-0.0070854216" calcext:value-type="float">
            <text:p>-0.0070854216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39252457" calcext:value-type="float">
            <text:p>0.0039252457</text:p>
          </table:table-cell>
          <table:table-cell office:value-type="float" office:value="0.01" calcext:value-type="float">
            <text:p>0.01</text:p>
          </table:table-cell>
          <table:table-cell table:formula="of:=[.B52]- [.C52]" office:value-type="float" office:value="-0.0060747543" calcext:value-type="float">
            <text:p>-0.006074754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52863797" calcext:value-type="float">
            <text:p>0.0052863797</text:p>
          </table:table-cell>
          <table:table-cell office:value-type="float" office:value="0.01" calcext:value-type="float">
            <text:p>0.01</text:p>
          </table:table-cell>
          <table:table-cell table:formula="of:=[.B53]- [.C53]" office:value-type="float" office:value="-0.0047136203" calcext:value-type="float">
            <text:p>-0.004713620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71195057" calcext:value-type="float">
            <text:p>0.0071195057</text:p>
          </table:table-cell>
          <table:table-cell office:value-type="float" office:value="0.01" calcext:value-type="float">
            <text:p>0.01</text:p>
          </table:table-cell>
          <table:table-cell table:formula="of:=[.B54]- [.C54]" office:value-type="float" office:value="-0.0028804943" calcext:value-type="float">
            <text:p>-0.002880494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9588312" calcext:value-type="float">
            <text:p>0.009588312</text:p>
          </table:table-cell>
          <table:table-cell office:value-type="float" office:value="0.01" calcext:value-type="float">
            <text:p>0.01</text:p>
          </table:table-cell>
          <table:table-cell table:formula="of:=[.B55]- [.C55]" office:value-type="float" office:value="-0.000411688" calcext:value-type="float">
            <text:p>-0.00041168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29131945" calcext:value-type="float">
            <text:p>0.0129131945</text:p>
          </table:table-cell>
          <table:table-cell office:value-type="float" office:value="0.01" calcext:value-type="float">
            <text:p>0.01</text:p>
          </table:table-cell>
          <table:table-cell table:formula="of:=[.B56]- [.C56]" office:value-type="float" office:value="0.0029131945" calcext:value-type="float">
            <text:p>0.002913194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17390994" calcext:value-type="float">
            <text:p>0.017390994</text:p>
          </table:table-cell>
          <table:table-cell office:value-type="float" office:value="0.01" calcext:value-type="float">
            <text:p>0.01</text:p>
          </table:table-cell>
          <table:table-cell table:formula="of:=[.B57]- [.C57]" office:value-type="float" office:value="0.007390994" calcext:value-type="float">
            <text:p>0.00739099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23421563" calcext:value-type="float">
            <text:p>0.023421563</text:p>
          </table:table-cell>
          <table:table-cell office:value-type="float" office:value="0.01" calcext:value-type="float">
            <text:p>0.01</text:p>
          </table:table-cell>
          <table:table-cell table:formula="of:=[.B58]- [.C58]" office:value-type="float" office:value="0.013421563" calcext:value-type="float">
            <text:p>0.01342156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3154332" calcext:value-type="float">
            <text:p>0.03154332</text:p>
          </table:table-cell>
          <table:table-cell office:value-type="float" office:value="0.01" calcext:value-type="float">
            <text:p>0.01</text:p>
          </table:table-cell>
          <table:table-cell table:formula="of:=[.B59]- [.C59]" office:value-type="float" office:value="0.02154332" calcext:value-type="float">
            <text:p>0.0215433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42481408" calcext:value-type="float">
            <text:p>0.042481408</text:p>
          </table:table-cell>
          <table:table-cell office:value-type="float" office:value="0.01" calcext:value-type="float">
            <text:p>0.01</text:p>
          </table:table-cell>
          <table:table-cell table:formula="of:=[.B60]- [.C60]" office:value-type="float" office:value="0.032481408" calcext:value-type="float">
            <text:p>0.0324814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7212543" calcext:value-type="float">
            <text:p>0.057212543</text:p>
          </table:table-cell>
          <table:table-cell office:value-type="float" office:value="0.01" calcext:value-type="float">
            <text:p>0.01</text:p>
          </table:table-cell>
          <table:table-cell table:formula="of:=[.B61]- [.C61]" office:value-type="float" office:value="0.047212543" calcext:value-type="float">
            <text:p>0.047212543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7705179" calcext:value-type="float">
            <text:p>0.07705179</text:p>
          </table:table-cell>
          <table:table-cell office:value-type="float" office:value="0.01" calcext:value-type="float">
            <text:p>0.01</text:p>
          </table:table-cell>
          <table:table-cell table:formula="of:=[.B62]- [.C62]" office:value-type="float" office:value="0.06705179" calcext:value-type="float">
            <text:p>0.0670517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03770584" calcext:value-type="float">
            <text:p>0.103770584</text:p>
          </table:table-cell>
          <table:table-cell office:value-type="float" office:value="0.01" calcext:value-type="float">
            <text:p>0.01</text:p>
          </table:table-cell>
          <table:table-cell table:formula="of:=[.B63]- [.C63]" office:value-type="float" office:value="0.093770584" calcext:value-type="float">
            <text:p>0.09377058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3975422" calcext:value-type="float">
            <text:p>0.13975422</text:p>
          </table:table-cell>
          <table:table-cell office:value-type="float" office:value="0.01" calcext:value-type="float">
            <text:p>0.01</text:p>
          </table:table-cell>
          <table:table-cell table:formula="of:=[.B64]- [.C64]" office:value-type="float" office:value="0.12975422" calcext:value-type="float">
            <text:p>0.1297542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8821596" calcext:value-type="float">
            <text:p>0.18821596</text:p>
          </table:table-cell>
          <table:table-cell office:value-type="float" office:value="0.01" calcext:value-type="float">
            <text:p>0.01</text:p>
          </table:table-cell>
          <table:table-cell table:formula="of:=[.B65]- [.C65]" office:value-type="float" office:value="0.17821596" calcext:value-type="float">
            <text:p>0.1782159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5348246" calcext:value-type="float">
            <text:p>0.25348246</text:p>
          </table:table-cell>
          <table:table-cell office:value-type="float" office:value="0.01" calcext:value-type="float">
            <text:p>0.01</text:p>
          </table:table-cell>
          <table:table-cell table:formula="of:=[.B66]- [.C66]" office:value-type="float" office:value="0.24348246" calcext:value-type="float">
            <text:p>0.2434824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4138173" calcext:value-type="float">
            <text:p>0.34138173</text:p>
          </table:table-cell>
          <table:table-cell office:value-type="float" office:value="0.01" calcext:value-type="float">
            <text:p>0.01</text:p>
          </table:table-cell>
          <table:table-cell table:formula="of:=[.B67]- [.C67]" office:value-type="float" office:value="0.33138173" calcext:value-type="float">
            <text:p>0.3313817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45976064" calcext:value-type="float">
            <text:p>0.45976064</text:p>
          </table:table-cell>
          <table:table-cell office:value-type="float" office:value="0.01" calcext:value-type="float">
            <text:p>0.01</text:p>
          </table:table-cell>
          <table:table-cell table:formula="of:=[.B68]- [.C68]" office:value-type="float" office:value="0.44976064" calcext:value-type="float">
            <text:p>0.4497606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191891" calcext:value-type="float">
            <text:p>0.6191891</text:p>
          </table:table-cell>
          <table:table-cell office:value-type="float" office:value="0.01" calcext:value-type="float">
            <text:p>0.01</text:p>
          </table:table-cell>
          <table:table-cell table:formula="of:=[.B69]- [.C69]" office:value-type="float" office:value="0.6091891" calcext:value-type="float">
            <text:p>0.609189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83390003" calcext:value-type="float">
            <text:p>0.83390003</text:p>
          </table:table-cell>
          <table:table-cell office:value-type="float" office:value="0.01" calcext:value-type="float">
            <text:p>0.01</text:p>
          </table:table-cell>
          <table:table-cell table:formula="of:=[.B70]- [.C70]" office:value-type="float" office:value="0.82390003" calcext:value-type="float">
            <text:p>0.8239000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230664" calcext:value-type="float">
            <text:p>1.1230664</text:p>
          </table:table-cell>
          <table:table-cell office:value-type="float" office:value="0.01" calcext:value-type="float">
            <text:p>0.01</text:p>
          </table:table-cell>
          <table:table-cell table:formula="of:=[.B71]- [.C71]" office:value-type="float" office:value="1.1130664" calcext:value-type="float">
            <text:p>1.1130664</text:p>
          </table:table-cell>
        </table:table-row>
      </table:table>
      <table:table table:name="Sheet3" table:style-name="ta1">
        <table:shapes>
          <draw:frame draw:z-index="0" draw:style-name="gr1" draw:text-style-name="P1" svg:width="159.99mm" svg:height="89.99mm" svg:x="113.34mm" svg:y="3.13mm">
            <loext:p draw:notify-on-update-of-ranges="Sheet3.A1:Sheet3.A1 Sheet3.A2:Sheet3.A81 Sheet3.B1:Sheet3.B1 Sheet3.B2:Sheet3.B81 Sheet3.A1:Sheet3.A1 Sheet3.A2:Sheet3.A81 Sheet3.C1:Sheet3.C1 Sheet3.C2:Sheet3.C81 Sheet3.A1:Sheet3.A1 Sheet3.A2:Sheet3.A81 Sheet3.D1:Sheet3.D1 Sheet3.D2:Sheet3.D8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116.37mm" svg:y="112.82mm">
            <loext:p draw:notify-on-update-of-ranges="Sheet3.A1:Sheet3.A1 Sheet3.A74:Sheet3.A78 Sheet3.B1:Sheet3.B1 Sheet3.B74:Sheet3.B78 Sheet3.A1:Sheet3.A1 Sheet3.A74:Sheet3.A78 Sheet3.C1:Sheet3.C1 Sheet3.C74:Sheet3.C78 Sheet3.A1:Sheet3.A1 Sheet3.A74:Sheet3.A78 Sheet3.D1:Sheet3.D1 Sheet3.D74:Sheet3.D7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59.99mm" svg:height="89.99mm" svg:x="122.54mm" svg:y="221.18mm">
            <loext:p draw:notify-on-update-of-ranges="Sheet3.A1:Sheet3.A1 Sheet3.A2:Sheet3.A81 Sheet3.E1:Sheet3.E1 Sheet3.E2:Sheet3.E8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3" table:number-columns-repeated="8" table:default-cell-style-name="Default"/>
        <table:table-row table:style-name="ro2">
          <table:table-cell table:style-name="Heading" office:value-type="string" calcext:value-type="string">
            <text:p>V_d</text:p>
          </table:table-cell>
          <table:table-cell table:style-name="Heading" office:value-type="string" calcext:value-type="string">
            <text:p>I_d</text:p>
          </table:table-cell>
          <table:table-cell table:style-name="Heading" office:value-type="string" calcext:value-type="string">
            <text:p>I_src</text:p>
          </table:table-cell>
          <table:table-cell table:style-name="Heading" office:value-type="string" calcext:value-type="string">
            <text:p>I_R_load</text:p>
          </table:table-cell>
          <table:table-cell office:value-type="string" calcext:value-type="string">
            <text:p>I_hmm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0000013467639" calcext:value-type="float">
            <text:p>1.3467639E-09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])/R_THEV" office:value-type="float" office:value="4.995" calcext:value-type="float">
            <text:p>4.995</text:p>
          </table:table-cell>
          <table:table-cell table:formula="of:=[.C2]-[.B2]-[.D2]" office:value-type="float" office:value="0.0049999986532363" calcext:value-type="float">
            <text:p>0.0049999987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0000018137734" calcext:value-type="float">
            <text:p>1.8137734E-09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])/R_THEV" office:value-type="float" office:value="4.99" calcext:value-type="float">
            <text:p>4.99</text:p>
          </table:table-cell>
          <table:table-cell table:formula="of:=[.C3]-[.B3]-[.D3]" office:value-type="float" office:value="0.00999999818622666" calcext:value-type="float">
            <text:p>0.0099999982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0000024427247" calcext:value-type="float">
            <text:p>2.4427247E-09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])/R_THEV" office:value-type="float" office:value="4.985" calcext:value-type="float">
            <text:p>4.985</text:p>
          </table:table-cell>
          <table:table-cell table:formula="of:=[.C4]-[.B4]-[.D4]" office:value-type="float" office:value="0.0149999975572745" calcext:value-type="float">
            <text:p>0.0149999976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0000032897736" calcext:value-type="float">
            <text:p>3.2897736E-09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])/R_THEV" office:value-type="float" office:value="4.98" calcext:value-type="float">
            <text:p>4.98</text:p>
          </table:table-cell>
          <table:table-cell table:formula="of:=[.C5]-[.B5]-[.D5]" office:value-type="float" office:value="0.0199999967102258" calcext:value-type="float">
            <text:p>0.0199999967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000044305497" calcext:value-type="float">
            <text:p>4.4305497E-09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])/R_THEV" office:value-type="float" office:value="4.975" calcext:value-type="float">
            <text:p>4.975</text:p>
          </table:table-cell>
          <table:table-cell table:formula="of:=[.C6]-[.B6]-[.D6]" office:value-type="float" office:value="0.0249999955694511" calcext:value-type="float">
            <text:p>0.0249999956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000059669034" calcext:value-type="float">
            <text:p>0.0000000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])/R_THEV" office:value-type="float" office:value="4.97" calcext:value-type="float">
            <text:p>4.97</text:p>
          </table:table-cell>
          <table:table-cell table:formula="of:=[.C7]-[.B7]-[.D7]" office:value-type="float" office:value="0.0299999940330968" calcext:value-type="float">
            <text:p>0.029999994</text:p>
          </table:table-cell>
          <table:table-cell table:number-columns-repeated="3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00008036012" calcext:value-type="float">
            <text:p>0.0000000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8])/R_THEV" office:value-type="float" office:value="4.965" calcext:value-type="float">
            <text:p>4.965</text:p>
          </table:table-cell>
          <table:table-cell table:formula="of:=[.C8]-[.B8]-[.D8]" office:value-type="float" office:value="0.0349999919639883" calcext:value-type="float">
            <text:p>0.034999992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00001082261" calcext:value-type="float">
            <text:p>1.082261E-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9])/R_THEV" office:value-type="float" office:value="4.96" calcext:value-type="float">
            <text:p>4.96</text:p>
          </table:table-cell>
          <table:table-cell table:formula="of:=[.C9]-[.B9]-[.D9]" office:value-type="float" office:value="0.0399999891773897" calcext:value-type="float">
            <text:p>0.0399999892</text:p>
          </table:table-cell>
          <table:table-cell table:number-columns-repeated="3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000014575507" calcext:value-type="float">
            <text:p>1.4575507E-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0])/R_THEV" office:value-type="float" office:value="4.955" calcext:value-type="float">
            <text:p>4.955</text:p>
          </table:table-cell>
          <table:table-cell table:formula="of:=[.C10]-[.B10]-[.D10]" office:value-type="float" office:value="0.0449999854244929" calcext:value-type="float">
            <text:p>0.0449999854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0019629768" calcext:value-type="float">
            <text:p>1.9629768E-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1])/R_THEV" office:value-type="float" office:value="4.95" calcext:value-type="float">
            <text:p>4.95</text:p>
          </table:table-cell>
          <table:table-cell table:formula="of:=[.C11]-[.B11]-[.D11]" office:value-type="float" office:value="0.0499999803702318" calcext:value-type="float">
            <text:p>0.0499999804</text:p>
          </table:table-cell>
          <table:table-cell table:number-columns-repeated="3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000026436666" calcext:value-type="float">
            <text:p>2.6436666E-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2])/R_THEV" office:value-type="float" office:value="4.945" calcext:value-type="float">
            <text:p>4.945</text:p>
          </table:table-cell>
          <table:table-cell table:formula="of:=[.C12]-[.B12]-[.D12]" office:value-type="float" office:value="0.0549999735633335" calcext:value-type="float">
            <text:p>0.0549999736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00035603943" calcext:value-type="float">
            <text:p>3.5603943E-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3])/R_THEV" office:value-type="float" office:value="4.94" calcext:value-type="float">
            <text:p>4.94</text:p>
          </table:table-cell>
          <table:table-cell table:formula="of:=[.C13]-[.B13]-[.D13]" office:value-type="float" office:value="0.0599999643960567" calcext:value-type="float">
            <text:p>0.0599999644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00047950106" calcext:value-type="float">
            <text:p>0.00000004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4])/R_THEV" office:value-type="float" office:value="4.935" calcext:value-type="float">
            <text:p>4.935</text:p>
          </table:table-cell>
          <table:table-cell table:formula="of:=[.C14]-[.B14]-[.D14]" office:value-type="float" office:value="0.0649999520498943" calcext:value-type="float">
            <text:p>0.06499995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000064577485" calcext:value-type="float">
            <text:p>6.4577485E-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5])/R_THEV" office:value-type="float" office:value="4.93" calcext:value-type="float">
            <text:p>4.93</text:p>
          </table:table-cell>
          <table:table-cell table:formula="of:=[.C15]-[.B15]-[.D15]" office:value-type="float" office:value="0.0699999354225156" calcext:value-type="float">
            <text:p>0.0699999354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008697067" calcext:value-type="float">
            <text:p>0.00000008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6])/R_THEV" office:value-type="float" office:value="4.925" calcext:value-type="float">
            <text:p>4.925</text:p>
          </table:table-cell>
          <table:table-cell table:formula="of:=[.C16]-[.B16]-[.D16]" office:value-type="float" office:value="0.0749999130293304" calcext:value-type="float">
            <text:p>0.074999913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00011712891" calcext:value-type="float">
            <text:p>1.1712891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7])/R_THEV" office:value-type="float" office:value="4.92" calcext:value-type="float">
            <text:p>4.92</text:p>
          </table:table-cell>
          <table:table-cell table:formula="of:=[.C17]-[.B17]-[.D17]" office:value-type="float" office:value="0.0799998828710899" calcext:value-type="float">
            <text:p>0.0799998829</text:p>
          </table:table-cell>
          <table:table-cell table:number-columns-repeated="3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00015774508" calcext:value-type="float">
            <text:p>1.5774508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8])/R_THEV" office:value-type="float" office:value="4.915" calcext:value-type="float">
            <text:p>4.915</text:p>
          </table:table-cell>
          <table:table-cell table:formula="of:=[.C18]-[.B18]-[.D18]" office:value-type="float" office:value="0.0849998422549199" calcext:value-type="float">
            <text:p>0.0849998423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0002124454" calcext:value-type="float">
            <text:p>2.124454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9])/R_THEV" office:value-type="float" office:value="4.91" calcext:value-type="float">
            <text:p>4.91</text:p>
          </table:table-cell>
          <table:table-cell table:formula="of:=[.C19]-[.B19]-[.D19]" office:value-type="float" office:value="0.0899997875545999" calcext:value-type="float">
            <text:p>0.0899997876</text:p>
          </table:table-cell>
          <table:table-cell table:number-columns-repeated="3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00028611367" calcext:value-type="float">
            <text:p>2.8611367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0])/R_THEV" office:value-type="float" office:value="4.905" calcext:value-type="float">
            <text:p>4.905</text:p>
          </table:table-cell>
          <table:table-cell table:formula="of:=[.C20]-[.B20]-[.D20]" office:value-type="float" office:value="0.0949997138863301" calcext:value-type="float">
            <text:p>0.0949997139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0038532778" calcext:value-type="float">
            <text:p>3.8532778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1])/R_THEV" office:value-type="float" office:value="4.9" calcext:value-type="float">
            <text:p>4.9</text:p>
          </table:table-cell>
          <table:table-cell table:formula="of:=[.C21]-[.B21]-[.D21]" office:value-type="float" office:value="0.0999996146722193" calcext:value-type="float">
            <text:p>0.0999996147</text:p>
          </table:table-cell>
          <table:table-cell table:number-columns-repeated="3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051894534" calcext:value-type="float">
            <text:p>5.1894534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2])/R_THEV" office:value-type="float" office:value="4.895" calcext:value-type="float">
            <text:p>4.895</text:p>
          </table:table-cell>
          <table:table-cell table:formula="of:=[.C22]-[.B22]-[.D22]" office:value-type="float" office:value="0.10499948105466" calcext:value-type="float">
            <text:p>0.1049994811</text:p>
          </table:table-cell>
          <table:table-cell table:style-name="ce1" office:value-type="string" calcext:value-type="string">
            <text:p>I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006988973" calcext:value-type="float">
            <text:p>6.988973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3])/R_THEV" office:value-type="float" office:value="4.89" calcext:value-type="float">
            <text:p>4.89</text:p>
          </table:table-cell>
          <table:table-cell table:formula="of:=[.C23]-[.B23]-[.D23]" office:value-type="float" office:value="0.1099993011027" calcext:value-type="float">
            <text:p>0.1099993011</text:p>
          </table:table-cell>
          <table:table-cell table:style-name="ce2" office:value-type="string" calcext:value-type="string">
            <text:p>Vt</text:p>
          </table:table-cell>
          <table:table-cell table:style-name="ce4" table:formula="of:=I_NORT * R_THEV" office:value-type="float" office:value="10" calcext:value-type="float">
            <text:p>10</text:p>
          </table:table-cell>
          <table:table-cell table:style-name="ce4" office:value-type="string" calcext:value-type="string">
            <text:p>V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0009412497" calcext:value-type="float">
            <text:p>9.412497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4])/R_THEV" office:value-type="float" office:value="4.885" calcext:value-type="float">
            <text:p>4.885</text:p>
          </table:table-cell>
          <table:table-cell table:formula="of:=[.C24]-[.B24]-[.D24]" office:value-type="float" office:value="0.1149990587503" calcext:value-type="float">
            <text:p>0.1149990588</text:p>
          </table:table-cell>
          <table:table-cell table:style-name="ce1" office:value-type="string" calcext:value-type="string">
            <text:p>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hms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0012676406" calcext:value-type="float">
            <text:p>1.2676406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5])/R_THEV" office:value-type="float" office:value="4.88" calcext:value-type="float">
            <text:p>4.88</text:p>
          </table:table-cell>
          <table:table-cell table:formula="of:=[.C25]-[.B25]-[.D25]" office:value-type="float" office:value="0.119998732359401" calcext:value-type="float">
            <text:p>0.1199987324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017072135" calcext:value-type="float">
            <text:p>1.7072135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6])/R_THEV" office:value-type="float" office:value="4.875" calcext:value-type="float">
            <text:p>4.875</text:p>
          </table:table-cell>
          <table:table-cell table:formula="of:=[.C26]-[.B26]-[.D26]" office:value-type="float" office:value="0.1249982927865" calcext:value-type="float">
            <text:p>0.1249982928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0022992128" calcext:value-type="float">
            <text:p>2.2992128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7])/R_THEV" office:value-type="float" office:value="4.87" calcext:value-type="float">
            <text:p>4.87</text:p>
          </table:table-cell>
          <table:table-cell table:formula="of:=[.C27]-[.B27]-[.D27]" office:value-type="float" office:value="0.1299977007872" calcext:value-type="float">
            <text:p>0.1299977008</text:p>
          </table:table-cell>
          <table:table-cell table:number-columns-repeated="3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0030965002" calcext:value-type="float">
            <text:p>3.0965002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8])/R_THEV" office:value-type="float" office:value="4.865" calcext:value-type="float">
            <text:p>4.865</text:p>
          </table:table-cell>
          <table:table-cell table:formula="of:=[.C28]-[.B28]-[.D28]" office:value-type="float" office:value="0.1349969034998" calcext:value-type="float">
            <text:p>0.1349969035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004170251" calcext:value-type="float">
            <text:p>4.170251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9])/R_THEV" office:value-type="float" office:value="4.86" calcext:value-type="float">
            <text:p>4.86</text:p>
          </table:table-cell>
          <table:table-cell table:formula="of:=[.C29]-[.B29]-[.D29]" office:value-type="float" office:value="0.139995829749" calcext:value-type="float">
            <text:p>0.1399958297</text:p>
          </table:table-cell>
          <table:table-cell table:number-columns-repeated="3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005616344" calcext:value-type="float">
            <text:p>5.616344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0])/R_THEV" office:value-type="float" office:value="4.855" calcext:value-type="float">
            <text:p>4.855</text:p>
          </table:table-cell>
          <table:table-cell table:formula="of:=[.C30]-[.B30]-[.D30]" office:value-type="float" office:value="0.144994383656" calcext:value-type="float">
            <text:p>0.1449943837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75638973" calcext:value-type="float">
            <text:p>7.5638973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1])/R_THEV" office:value-type="float" office:value="4.85" calcext:value-type="float">
            <text:p>4.85</text:p>
          </table:table-cell>
          <table:table-cell table:formula="of:=[.C31]-[.B31]-[.D31]" office:value-type="float" office:value="0.149992436102701" calcext:value-type="float">
            <text:p>0.1499924361</text:p>
          </table:table-cell>
          <table:table-cell table:number-columns-repeated="3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101867845" calcext:value-type="float">
            <text:p>1.01867845E-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2])/R_THEV" office:value-type="float" office:value="4.845" calcext:value-type="float">
            <text:p>4.845</text:p>
          </table:table-cell>
          <table:table-cell table:formula="of:=[.C32]-[.B32]-[.D32]" office:value-type="float" office:value="0.1549898132155" calcext:value-type="float">
            <text:p>0.1549898132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13719182" calcext:value-type="float">
            <text:p>1.3719182E-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3])/R_THEV" office:value-type="float" office:value="4.84" calcext:value-type="float">
            <text:p>4.84</text:p>
          </table:table-cell>
          <table:table-cell table:formula="of:=[.C33]-[.B33]-[.D33]" office:value-type="float" office:value="0.159986280818" calcext:value-type="float">
            <text:p>0.1599862808</text:p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01847652" calcext:value-type="float">
            <text:p>1.847652E-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4])/R_THEV" office:value-type="float" office:value="4.835" calcext:value-type="float">
            <text:p>4.835</text:p>
          </table:table-cell>
          <table:table-cell table:formula="of:=[.C34]-[.B34]-[.D34]" office:value-type="float" office:value="0.16498152348" calcext:value-type="float">
            <text:p>0.1649815235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02488351" calcext:value-type="float">
            <text:p>2.488351E-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5])/R_THEV" office:value-type="float" office:value="4.83" calcext:value-type="float">
            <text:p>4.83</text:p>
          </table:table-cell>
          <table:table-cell table:formula="of:=[.C35]-[.B35]-[.D35]" office:value-type="float" office:value="0.16997511649" calcext:value-type="float">
            <text:p>0.1699751165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33512184" calcext:value-type="float">
            <text:p>3.3512184E-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6])/R_THEV" office:value-type="float" office:value="4.825" calcext:value-type="float">
            <text:p>4.825</text:p>
          </table:table-cell>
          <table:table-cell table:formula="of:=[.C36]-[.B36]-[.D36]" office:value-type="float" office:value="0.174966487816" calcext:value-type="float">
            <text:p>0.1749664878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045133045" calcext:value-type="float">
            <text:p>0.00004513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7])/R_THEV" office:value-type="float" office:value="4.82" calcext:value-type="float">
            <text:p>4.82</text:p>
          </table:table-cell>
          <table:table-cell table:formula="of:=[.C37]-[.B37]-[.D37]" office:value-type="float" office:value="0.179954866955" calcext:value-type="float">
            <text:p>0.179954867</text:p>
          </table:table-cell>
          <table:table-cell table:number-columns-repeated="3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060783565" calcext:value-type="float">
            <text:p>6.0783565E-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8])/R_THEV" office:value-type="float" office:value="4.815" calcext:value-type="float">
            <text:p>4.815</text:p>
          </table:table-cell>
          <table:table-cell table:formula="of:=[.C38]-[.B38]-[.D38]" office:value-type="float" office:value="0.184939216435" calcext:value-type="float">
            <text:p>0.1849392164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081861035" calcext:value-type="float">
            <text:p>0.000081861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9])/R_THEV" office:value-type="float" office:value="4.81" calcext:value-type="float">
            <text:p>4.81</text:p>
          </table:table-cell>
          <table:table-cell table:formula="of:=[.C39]-[.B39]-[.D39]" office:value-type="float" office:value="0.189918138965" calcext:value-type="float">
            <text:p>0.189918139</text:p>
          </table:table-cell>
          <table:table-cell table:number-columns-repeated="3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11024751" calcext:value-type="float">
            <text:p>0.000110247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0])/R_THEV" office:value-type="float" office:value="4.805" calcext:value-type="float">
            <text:p>4.805</text:p>
          </table:table-cell>
          <table:table-cell table:formula="of:=[.C40]-[.B40]-[.D40]" office:value-type="float" office:value="0.19488975249" calcext:value-type="float">
            <text:p>0.194889752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4847751" calcext:value-type="float">
            <text:p>0.000148477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1])/R_THEV" office:value-type="float" office:value="4.8" calcext:value-type="float">
            <text:p>4.8</text:p>
          </table:table-cell>
          <table:table-cell table:formula="of:=[.C41]-[.B41]-[.D41]" office:value-type="float" office:value="0.19985152249" calcext:value-type="float">
            <text:p>0.1998515225</text:p>
          </table:table-cell>
          <table:table-cell table:number-columns-repeated="3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19996417" calcext:value-type="float">
            <text:p>0.000199964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2])/R_THEV" office:value-type="float" office:value="4.795" calcext:value-type="float">
            <text:p>4.795</text:p>
          </table:table-cell>
          <table:table-cell table:formula="of:=[.C42]-[.B42]-[.D42]" office:value-type="float" office:value="0.20480003583" calcext:value-type="float">
            <text:p>0.2048000358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2693043" calcext:value-type="float">
            <text:p>0.000269304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3])/R_THEV" office:value-type="float" office:value="4.79" calcext:value-type="float">
            <text:p>4.79</text:p>
          </table:table-cell>
          <table:table-cell table:formula="of:=[.C43]-[.B43]-[.D43]" office:value-type="float" office:value="0.2097306957" calcext:value-type="float">
            <text:p>0.2097306957</text:p>
          </table:table-cell>
          <table:table-cell table:number-columns-repeated="3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36268967" calcext:value-type="float">
            <text:p>0.000362689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4])/R_THEV" office:value-type="float" office:value="4.785" calcext:value-type="float">
            <text:p>4.785</text:p>
          </table:table-cell>
          <table:table-cell table:formula="of:=[.C44]-[.B44]-[.D44]" office:value-type="float" office:value="0.21463731033" calcext:value-type="float">
            <text:p>0.2146373103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48845744" calcext:value-type="float">
            <text:p>0.0004884574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5])/R_THEV" office:value-type="float" office:value="4.78" calcext:value-type="float">
            <text:p>4.78</text:p>
          </table:table-cell>
          <table:table-cell table:formula="of:=[.C45]-[.B45]-[.D45]" office:value-type="float" office:value="0.219511542559999" calcext:value-type="float">
            <text:p>0.2195115426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578362" calcext:value-type="float">
            <text:p>0.000657836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6])/R_THEV" office:value-type="float" office:value="4.775" calcext:value-type="float">
            <text:p>4.775</text:p>
          </table:table-cell>
          <table:table-cell table:formula="of:=[.C46]-[.B46]-[.D46]" office:value-type="float" office:value="0.224342163799999" calcext:value-type="float">
            <text:p>0.2243421638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88595104" calcext:value-type="float">
            <text:p>0.000885951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7])/R_THEV" office:value-type="float" office:value="4.77" calcext:value-type="float">
            <text:p>4.77</text:p>
          </table:table-cell>
          <table:table-cell table:formula="of:=[.C47]-[.B47]-[.D47]" office:value-type="float" office:value="0.229114048960001" calcext:value-type="float">
            <text:p>0.229114049</text:p>
          </table:table-cell>
          <table:table-cell table:number-columns-repeated="3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1193167" calcext:value-type="float">
            <text:p>0.00119316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8])/R_THEV" office:value-type="float" office:value="4.765" calcext:value-type="float">
            <text:p>4.765</text:p>
          </table:table-cell>
          <table:table-cell table:formula="of:=[.C48]-[.B48]-[.D48]" office:value-type="float" office:value="0.233806833" calcext:value-type="float">
            <text:p>0.233806833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16069128" calcext:value-type="float">
            <text:p>0.001606912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9])/R_THEV" office:value-type="float" office:value="4.76" calcext:value-type="float">
            <text:p>4.76</text:p>
          </table:table-cell>
          <table:table-cell table:formula="of:=[.C49]-[.B49]-[.D49]" office:value-type="float" office:value="0.2383930872" calcext:value-type="float">
            <text:p>0.2383930872</text:p>
          </table:table-cell>
          <table:table-cell table:number-columns-repeated="3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21641345" calcext:value-type="float">
            <text:p>0.002164134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0])/R_THEV" office:value-type="float" office:value="4.755" calcext:value-type="float">
            <text:p>4.755</text:p>
          </table:table-cell>
          <table:table-cell table:formula="of:=[.C50]-[.B50]-[.D50]" office:value-type="float" office:value="0.2428358655" calcext:value-type="float">
            <text:p>0.242835865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9145784" calcext:value-type="float">
            <text:p>0.0029145784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1])/R_THEV" office:value-type="float" office:value="4.75" calcext:value-type="float">
            <text:p>4.75</text:p>
          </table:table-cell>
          <table:table-cell table:formula="of:=[.C51]-[.B51]-[.D51]" office:value-type="float" office:value="0.2470854216" calcext:value-type="float">
            <text:p>0.2470854216</text:p>
          </table:table-cell>
          <table:table-cell table:number-columns-repeated="3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39252457" calcext:value-type="float">
            <text:p>0.003925245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2])/R_THEV" office:value-type="float" office:value="4.745" calcext:value-type="float">
            <text:p>4.745</text:p>
          </table:table-cell>
          <table:table-cell table:formula="of:=[.C52]-[.B52]-[.D52]" office:value-type="float" office:value="0.2510747543" calcext:value-type="float">
            <text:p>0.2510747543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52863797" calcext:value-type="float">
            <text:p>0.005286379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3])/R_THEV" office:value-type="float" office:value="4.74" calcext:value-type="float">
            <text:p>4.74</text:p>
          </table:table-cell>
          <table:table-cell table:formula="of:=[.C53]-[.B53]-[.D53]" office:value-type="float" office:value="0.2547136203" calcext:value-type="float">
            <text:p>0.2547136203</text:p>
          </table:table-cell>
          <table:table-cell table:number-columns-repeated="3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71195057" calcext:value-type="float">
            <text:p>0.007119505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4])/R_THEV" office:value-type="float" office:value="4.735" calcext:value-type="float">
            <text:p>4.735</text:p>
          </table:table-cell>
          <table:table-cell table:formula="of:=[.C54]-[.B54]-[.D54]" office:value-type="float" office:value="0.257880494299999" calcext:value-type="float">
            <text:p>0.2578804943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9588312" calcext:value-type="float">
            <text:p>0.00958831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5])/R_THEV" office:value-type="float" office:value="4.73" calcext:value-type="float">
            <text:p>4.73</text:p>
          </table:table-cell>
          <table:table-cell table:formula="of:=[.C55]-[.B55]-[.D55]" office:value-type="float" office:value="0.260411688" calcext:value-type="float">
            <text:p>0.260411688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29131945" calcext:value-type="float">
            <text:p>0.012913194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6])/R_THEV" office:value-type="float" office:value="4.725" calcext:value-type="float">
            <text:p>4.725</text:p>
          </table:table-cell>
          <table:table-cell table:formula="of:=[.C56]-[.B56]-[.D56]" office:value-type="float" office:value="0.2620868055" calcext:value-type="float">
            <text:p>0.2620868055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17390994" calcext:value-type="float">
            <text:p>0.017390994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7])/R_THEV" office:value-type="float" office:value="4.72" calcext:value-type="float">
            <text:p>4.72</text:p>
          </table:table-cell>
          <table:table-cell table:formula="of:=[.C57]-[.B57]-[.D57]" office:value-type="float" office:value="0.262609006" calcext:value-type="float">
            <text:p>0.262609006</text:p>
          </table:table-cell>
          <table:table-cell table:number-columns-repeated="3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23421563" calcext:value-type="float">
            <text:p>0.02342156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8])/R_THEV" office:value-type="float" office:value="4.715" calcext:value-type="float">
            <text:p>4.715</text:p>
          </table:table-cell>
          <table:table-cell table:formula="of:=[.C58]-[.B58]-[.D58]" office:value-type="float" office:value="0.261578437" calcext:value-type="float">
            <text:p>0.261578437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3154332" calcext:value-type="float">
            <text:p>0.0315433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9])/R_THEV" office:value-type="float" office:value="4.71" calcext:value-type="float">
            <text:p>4.71</text:p>
          </table:table-cell>
          <table:table-cell table:formula="of:=[.C59]-[.B59]-[.D59]" office:value-type="float" office:value="0.25845668" calcext:value-type="float">
            <text:p>0.25845668</text:p>
          </table:table-cell>
          <table:table-cell table:number-columns-repeated="3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42481408" calcext:value-type="float">
            <text:p>0.0424814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0])/R_THEV" office:value-type="float" office:value="4.705" calcext:value-type="float">
            <text:p>4.705</text:p>
          </table:table-cell>
          <table:table-cell table:formula="of:=[.C60]-[.B60]-[.D60]" office:value-type="float" office:value="0.252518591999999" calcext:value-type="float">
            <text:p>0.25251859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7212543" calcext:value-type="float">
            <text:p>0.05721254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1])/R_THEV" office:value-type="float" office:value="4.7" calcext:value-type="float">
            <text:p>4.7</text:p>
          </table:table-cell>
          <table:table-cell table:formula="of:=[.C61]-[.B61]-[.D61]" office:value-type="float" office:value="0.242787456999999" calcext:value-type="float">
            <text:p>0.242787457</text:p>
          </table:table-cell>
          <table:table-cell table:number-columns-repeated="3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7705179" calcext:value-type="float">
            <text:p>0.07705179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2])/R_THEV" office:value-type="float" office:value="4.695" calcext:value-type="float">
            <text:p>4.695</text:p>
          </table:table-cell>
          <table:table-cell table:formula="of:=[.C62]-[.B62]-[.D62]" office:value-type="float" office:value="0.22794821" calcext:value-type="float">
            <text:p>0.22794821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03770584" calcext:value-type="float">
            <text:p>0.103770584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3])/R_THEV" office:value-type="float" office:value="4.69" calcext:value-type="float">
            <text:p>4.69</text:p>
          </table:table-cell>
          <table:table-cell table:formula="of:=[.C63]-[.B63]-[.D63]" office:value-type="float" office:value="0.206229415999999" calcext:value-type="float">
            <text:p>0.206229416</text:p>
          </table:table-cell>
          <table:table-cell table:number-columns-repeated="3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3975422" calcext:value-type="float">
            <text:p>0.1397542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4])/R_THEV" office:value-type="float" office:value="4.685" calcext:value-type="float">
            <text:p>4.685</text:p>
          </table:table-cell>
          <table:table-cell table:formula="of:=[.C64]-[.B64]-[.D64]" office:value-type="float" office:value="0.17524578" calcext:value-type="float">
            <text:p>0.17524578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8821596" calcext:value-type="float">
            <text:p>0.1882159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5])/R_THEV" office:value-type="float" office:value="4.68" calcext:value-type="float">
            <text:p>4.68</text:p>
          </table:table-cell>
          <table:table-cell table:formula="of:=[.C65]-[.B65]-[.D65]" office:value-type="float" office:value="0.13178404" calcext:value-type="float">
            <text:p>0.13178404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5348246" calcext:value-type="float">
            <text:p>0.2534824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6])/R_THEV" office:value-type="float" office:value="4.675" calcext:value-type="float">
            <text:p>4.675</text:p>
          </table:table-cell>
          <table:table-cell table:formula="of:=[.C66]-[.B66]-[.D66]" office:value-type="float" office:value="0.0715175400000003" calcext:value-type="float">
            <text:p>0.07151754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4138173" calcext:value-type="float">
            <text:p>0.3413817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7])/R_THEV" office:value-type="float" office:value="4.67" calcext:value-type="float">
            <text:p>4.67</text:p>
          </table:table-cell>
          <table:table-cell table:formula="of:=[.C67]-[.B67]-[.D67]" office:value-type="float" office:value="-0.0113817300000001" calcext:value-type="float">
            <text:p>-0.01138173</text:p>
          </table:table-cell>
          <table:table-cell table:number-columns-repeated="3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45976064" calcext:value-type="float">
            <text:p>0.45976064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8])/R_THEV" office:value-type="float" office:value="4.665" calcext:value-type="float">
            <text:p>4.665</text:p>
          </table:table-cell>
          <table:table-cell table:formula="of:=[.C68]-[.B68]-[.D68]" office:value-type="float" office:value="-0.12476064" calcext:value-type="float">
            <text:p>-0.12476064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191891" calcext:value-type="float">
            <text:p>0.6191891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9])/R_THEV" office:value-type="float" office:value="4.66" calcext:value-type="float">
            <text:p>4.66</text:p>
          </table:table-cell>
          <table:table-cell table:formula="of:=[.C69]-[.B69]-[.D69]" office:value-type="float" office:value="-0.2791891" calcext:value-type="float">
            <text:p>-0.2791891</text:p>
          </table:table-cell>
          <table:table-cell table:number-columns-repeated="3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83390003" calcext:value-type="float">
            <text:p>0.8339000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0])/R_THEV" office:value-type="float" office:value="4.655" calcext:value-type="float">
            <text:p>4.655</text:p>
          </table:table-cell>
          <table:table-cell table:formula="of:=[.C70]-[.B70]-[.D70]" office:value-type="float" office:value="-0.48890003" calcext:value-type="float">
            <text:p>-0.48890003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230664" calcext:value-type="float">
            <text:p>1.1230664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1])/R_THEV" office:value-type="float" office:value="4.65" calcext:value-type="float">
            <text:p>4.65</text:p>
          </table:table-cell>
          <table:table-cell table:formula="of:=[.C71]-[.B71]-[.D71]" office:value-type="float" office:value="-0.7730664" calcext:value-type="float">
            <text:p>-0.7730664</text:p>
          </table:table-cell>
          <table:table-cell table:number-columns-repeated="3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5125055" calcext:value-type="float">
            <text:p>1.512505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2])/R_THEV" office:value-type="float" office:value="4.645" calcext:value-type="float">
            <text:p>4.645</text:p>
          </table:table-cell>
          <table:table-cell table:formula="of:=[.C72]-[.B72]-[.D72]" office:value-type="float" office:value="-1.1575055" calcext:value-type="float">
            <text:p>-1.1575055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.0369918" calcext:value-type="float">
            <text:p>2.036991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3])/R_THEV" office:value-type="float" office:value="4.64" calcext:value-type="float">
            <text:p>4.64</text:p>
          </table:table-cell>
          <table:table-cell table:formula="of:=[.C73]-[.B73]-[.D73]" office:value-type="float" office:value="-1.6769918" calcext:value-type="float">
            <text:p>-1.6769918</text:p>
          </table:table-cell>
          <table:table-cell table:number-columns-repeated="3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.7433476" calcext:value-type="float">
            <text:p>2.743347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4])/R_THEV" office:value-type="float" office:value="4.635" calcext:value-type="float">
            <text:p>4.635</text:p>
          </table:table-cell>
          <table:table-cell table:formula="of:=[.C74]-[.B74]-[.D74]" office:value-type="float" office:value="-2.3783476" calcext:value-type="float">
            <text:p>-2.3783476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.6946418" calcext:value-type="float">
            <text:p>3.694641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5])/R_THEV" office:value-type="float" office:value="4.63" calcext:value-type="float">
            <text:p>4.63</text:p>
          </table:table-cell>
          <table:table-cell table:formula="of:=[.C75]-[.B75]-[.D75]" office:value-type="float" office:value="-3.3246418" calcext:value-type="float">
            <text:p>-3.3246418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.9758105" calcext:value-type="float">
            <text:p>4.97581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6])/R_THEV" office:value-type="float" office:value="4.625" calcext:value-type="float">
            <text:p>4.625</text:p>
          </table:table-cell>
          <table:table-cell table:formula="of:=[.C76]-[.B76]-[.D76]" office:value-type="float" office:value="-4.6008105" calcext:value-type="float">
            <text:p>-4.6008105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.70123" calcext:value-type="float">
            <text:p>6.7012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7])/R_THEV" office:value-type="float" office:value="4.62" calcext:value-type="float">
            <text:p>4.62</text:p>
          </table:table-cell>
          <table:table-cell table:formula="of:=[.C77]-[.B77]-[.D77]" office:value-type="float" office:value="-6.32123" calcext:value-type="float">
            <text:p>-6.32123</text:p>
          </table:table-cell>
          <table:table-cell table:number-columns-repeated="3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9.024976" calcext:value-type="float">
            <text:p>9.02497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8])/R_THEV" office:value-type="float" office:value="4.615" calcext:value-type="float">
            <text:p>4.615</text:p>
          </table:table-cell>
          <table:table-cell table:formula="of:=[.C78]-[.B78]-[.D78]" office:value-type="float" office:value="-8.639976" calcext:value-type="float">
            <text:p>-8.639976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2.154512" calcext:value-type="float">
            <text:p>12.15451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9])/R_THEV" office:value-type="float" office:value="4.61" calcext:value-type="float">
            <text:p>4.61</text:p>
          </table:table-cell>
          <table:table-cell table:formula="of:=[.C79]-[.B79]-[.D79]" office:value-type="float" office:value="-11.764512" calcext:value-type="float">
            <text:p>-11.764512</text:p>
          </table:table-cell>
          <table:table-cell table:number-columns-repeated="3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6.369291" calcext:value-type="float">
            <text:p>16.369291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80])/R_THEV" office:value-type="float" office:value="4.605" calcext:value-type="float">
            <text:p>4.605</text:p>
          </table:table-cell>
          <table:table-cell table:formula="of:=[.C80]-[.B80]-[.D80]" office:value-type="float" office:value="-15.974291" calcext:value-type="float">
            <text:p>-15.97429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2.045572" calcext:value-type="float">
            <text:p>22.04557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81])/R_THEV" office:value-type="float" office:value="4.6" calcext:value-type="float">
            <text:p>4.6</text:p>
          </table:table-cell>
          <table:table-cell table:formula="of:=[.C81]-[.B81]-[.D81]" office:value-type="float" office:value="-21.645572" calcext:value-type="float">
            <text:p>-21.645572</text:p>
          </table:table-cell>
          <table:table-cell table:number-columns-repeated="3"/>
        </table:table-row>
      </table:table>
      <table:named-expressions>
        <table:named-range table:name="I_NORT" table:base-cell-address="$Sheet3.$G$22" table:cell-range-address="$Sheet3.$G$22"/>
        <table:named-range table:name="R_THEV" table:base-cell-address="$Sheet3.$G$24" table:cell-range-address="$Sheet3.$G$24"/>
        <table:named-range table:name="V_THEV" table:base-cell-address="$Sheet3.$G$23" table:cell-range-address="$Sheet3.$G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2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 style:data-style-name="N2" text:time-value="18:05:53.831444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2T20:44:47.590740280</dc:date>
    <meta:editing-duration>PT38M59S</meta:editing-duration>
    <meta:editing-cycles>8</meta:editing-cycles>
    <meta:generator>LibreOffice/5.0.3.2$Linux_X86_64 LibreOffice_project/00m0$Build-2</meta:generator>
    <meta:document-statistic meta:table-count="3" meta:cell-count="119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250" svg:x="0.32cm" svg:y="0.18cm" svg:width="12.508cm" svg:height="8.64cm">
          <chartooo:coordinate-region svg:x="1.762cm" svg:y="0.379cm" svg:width="10.68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250" chart:class="chart:scatter">
            <chart:domain table:cell-range-address="diode.A1:diode.A250"/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25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.5125055">
                <text:p>1.5125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2.0369918">
                <text:p>2.03699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2.7433476">
                <text:p>2.7433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3.6946418">
                <text:p>3.69464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4.9758105">
                <text:p>4.9758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6.70123">
                <text:p>6.70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9.024976">
                <text:p>9.024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2.154512">
                <text:p>12.1545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6.369291">
                <text:p>16.369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22.045572">
                <text:p>22.045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29.690184">
                <text:p>29.6901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39.985672">
                <text:p>39.9856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53.85116">
                <text:p>53.851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72.5248">
                <text:p>72.52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97.67398">
                <text:p>97.67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131.54381">
                <text:p>131.543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177.15846">
                <text:p>177.158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238.59065">
                <text:p>238.590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321.3247">
                <text:p>321.32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432.74854">
                <text:p>432.748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582.8113">
                <text:p>582.81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784.90924">
                <text:p>784.909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1057.0876">
                <text:p>1057.08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1423.6476">
                <text:p>1423.6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1917.3173">
                <text:p>1917.31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2582.169">
                <text:p>2582.1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3477.5789">
                <text:p>3477.57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4683.478">
                <text:p>4683.4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6307.54">
                <text:p>6307.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8494.768">
                <text:p>8494.7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">
                <text:p>1.01</text:p>
              </table:table-cell>
              <table:table-cell office:value-type="float" office:value="11440.448">
                <text:p>11440.4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">
                <text:p>1.02</text:p>
              </table:table-cell>
              <table:table-cell office:value-type="float" office:value="15407.554">
                <text:p>15407.5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">
                <text:p>1.03</text:p>
              </table:table-cell>
              <table:table-cell office:value-type="float" office:value="20750.34">
                <text:p>20750.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">
                <text:p>1.04</text:p>
              </table:table-cell>
              <table:table-cell office:value-type="float" office:value="27945.81">
                <text:p>27945.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">
                <text:p>1.05</text:p>
              </table:table-cell>
              <table:table-cell office:value-type="float" office:value="37636.41">
                <text:p>37636.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">
                <text:p>1.06</text:p>
              </table:table-cell>
              <table:table-cell office:value-type="float" office:value="50687.367">
                <text:p>50687.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">
                <text:p>1.07</text:p>
              </table:table-cell>
              <table:table-cell office:value-type="float" office:value="68264.18">
                <text:p>68264.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">
                <text:p>1.08</text:p>
              </table:table-cell>
              <table:table-cell office:value-type="float" office:value="91935.74">
                <text:p>91935.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">
                <text:p>1.09</text:p>
              </table:table-cell>
              <table:table-cell office:value-type="float" office:value="123815.516">
                <text:p>123815.5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">
                <text:p>1.1</text:p>
              </table:table-cell>
              <table:table-cell office:value-type="float" office:value="166750.61">
                <text:p>166750.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">
                <text:p>1.11</text:p>
              </table:table-cell>
              <table:table-cell office:value-type="float" office:value="224573.28">
                <text:p>224573.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">
                <text:p>1.12</text:p>
              </table:table-cell>
              <table:table-cell office:value-type="float" office:value="302446.66">
                <text:p>302446.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">
                <text:p>1.13</text:p>
              </table:table-cell>
              <table:table-cell office:value-type="float" office:value="407325.03">
                <text:p>407325.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">
                <text:p>1.14</text:p>
              </table:table-cell>
              <table:table-cell office:value-type="float" office:value="548569.6">
                <text:p>548569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">
                <text:p>1.15</text:p>
              </table:table-cell>
              <table:table-cell office:value-type="float" office:value="738795.3">
                <text:p>738795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">
                <text:p>1.16</text:p>
              </table:table-cell>
              <table:table-cell office:value-type="float" office:value="994981">
                <text:p>9949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">
                <text:p>1.17</text:p>
              </table:table-cell>
              <table:table-cell office:value-type="float" office:value="1340007.3">
                <text:p>1340007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8">
                <text:p>1.18</text:p>
              </table:table-cell>
              <table:table-cell office:value-type="float" office:value="1804670">
                <text:p>180467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">
                <text:p>1.19</text:p>
              </table:table-cell>
              <table:table-cell office:value-type="float" office:value="2430469.3">
                <text:p>2430469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">
                <text:p>1.2</text:p>
              </table:table-cell>
              <table:table-cell office:value-type="float" office:value="3273275">
                <text:p>32732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">
                <text:p>1.21</text:p>
              </table:table-cell>
              <table:table-cell office:value-type="float" office:value="4408320.5">
                <text:p>440832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">
                <text:p>1.22</text:p>
              </table:table-cell>
              <table:table-cell office:value-type="float" office:value="5936979">
                <text:p>59369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">
                <text:p>1.23</text:p>
              </table:table-cell>
              <table:table-cell office:value-type="float" office:value="7995694">
                <text:p>79956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4">
                <text:p>1.24</text:p>
              </table:table-cell>
              <table:table-cell office:value-type="float" office:value="10768334">
                <text:p>107683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">
                <text:p>1.25</text:p>
              </table:table-cell>
              <table:table-cell office:value-type="float" office:value="14502376">
                <text:p>145023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6">
                <text:p>1.26</text:p>
              </table:table-cell>
              <table:table-cell office:value-type="float" office:value="19531242">
                <text:p>195312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7">
                <text:p>1.27</text:p>
              </table:table-cell>
              <table:table-cell office:value-type="float" office:value="26304024">
                <text:p>263040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">
                <text:p>1.28</text:p>
              </table:table-cell>
              <table:table-cell office:value-type="float" office:value="35425244">
                <text:p>354252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9">
                <text:p>1.29</text:p>
              </table:table-cell>
              <table:table-cell office:value-type="float" office:value="47709540">
                <text:p>477095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">
                <text:p>1.3</text:p>
              </table:table-cell>
              <table:table-cell office:value-type="float" office:value="64253370">
                <text:p>6425337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1">
                <text:p>1.31</text:p>
              </table:table-cell>
              <table:table-cell office:value-type="float" office:value="86534290">
                <text:p>8653429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">
                <text:p>1.32</text:p>
              </table:table-cell>
              <table:table-cell office:value-type="float" office:value="116541490">
                <text:p>1165414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3">
                <text:p>1.33</text:p>
              </table:table-cell>
              <table:table-cell office:value-type="float" office:value="156953580">
                <text:p>1569535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4">
                <text:p>1.34</text:p>
              </table:table-cell>
              <table:table-cell office:value-type="float" office:value="211379860">
                <text:p>2113798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">
                <text:p>1.35</text:p>
              </table:table-cell>
              <table:table-cell office:value-type="float" office:value="284678200">
                <text:p>2846782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">
                <text:p>1.36</text:p>
              </table:table-cell>
              <table:table-cell office:value-type="float" office:value="383395140">
                <text:p>3833951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7">
                <text:p>1.37</text:p>
              </table:table-cell>
              <table:table-cell office:value-type="float" office:value="516341800">
                <text:p>5163418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">
                <text:p>1.38</text:p>
              </table:table-cell>
              <table:table-cell office:value-type="float" office:value="695389200">
                <text:p>6953892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9">
                <text:p>1.39</text:p>
              </table:table-cell>
              <table:table-cell office:value-type="float" office:value="936526900">
                <text:p>9365269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">
                <text:p>1.4</text:p>
              </table:table-cell>
              <table:table-cell office:value-type="float" office:value="1261278500">
                <text:p>12612785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">
                <text:p>1.41</text:p>
              </table:table-cell>
              <table:table-cell office:value-type="float" office:value="1698647700">
                <text:p>16986477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">
                <text:p>1.42</text:p>
              </table:table-cell>
              <table:table-cell office:value-type="float" office:value="2287673300">
                <text:p>22876733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3">
                <text:p>1.43</text:p>
              </table:table-cell>
              <table:table-cell office:value-type="float" office:value="3080961800">
                <text:p>30809618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4">
                <text:p>1.44</text:p>
              </table:table-cell>
              <table:table-cell office:value-type="float" office:value="4149336600">
                <text:p>41493366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5">
                <text:p>1.45</text:p>
              </table:table-cell>
              <table:table-cell office:value-type="float" office:value="5588166700">
                <text:p>55881667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">
                <text:p>1.46</text:p>
              </table:table-cell>
              <table:table-cell office:value-type="float" office:value="7525955600">
                <text:p>75259556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">
                <text:p>1.47</text:p>
              </table:table-cell>
              <table:table-cell office:value-type="float" office:value="10135668000">
                <text:p>10135668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">
                <text:p>1.48</text:p>
              </table:table-cell>
              <table:table-cell office:value-type="float" office:value="13650378000">
                <text:p>13650378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">
                <text:p>1.49</text:p>
              </table:table-cell>
              <table:table-cell office:value-type="float" office:value="18383802000">
                <text:p>18383802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">
                <text:p>1.5</text:p>
              </table:table-cell>
              <table:table-cell office:value-type="float" office:value="24758692000">
                <text:p>24758692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1">
                <text:p>1.51</text:p>
              </table:table-cell>
              <table:table-cell office:value-type="float" office:value="33344053000">
                <text:p>33344053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2">
                <text:p>1.52</text:p>
              </table:table-cell>
              <table:table-cell office:value-type="float" office:value="44906484000">
                <text:p>44906484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">
                <text:p>1.53</text:p>
              </table:table-cell>
              <table:table-cell office:value-type="float" office:value="60478550000">
                <text:p>6047855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">
                <text:p>1.54</text:p>
              </table:table-cell>
              <table:table-cell office:value-type="float" office:value="81450180000">
                <text:p>8145018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">
                <text:p>1.55</text:p>
              </table:table-cell>
              <table:table-cell office:value-type="float" office:value="109694390000">
                <text:p>10969439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6">
                <text:p>1.56</text:p>
              </table:table-cell>
              <table:table-cell office:value-type="float" office:value="147732170000">
                <text:p>14773217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">
                <text:p>1.57</text:p>
              </table:table-cell>
              <table:table-cell office:value-type="float" office:value="198961510000">
                <text:p>19896151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">
                <text:p>1.58</text:p>
              </table:table-cell>
              <table:table-cell office:value-type="float" office:value="267953700000">
                <text:p>26795370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">
                <text:p>1.59</text:p>
              </table:table-cell>
              <table:table-cell office:value-type="float" office:value="360869700000">
                <text:p>360869700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">
                <text:p>1.6</text:p>
              </table:table-cell>
              <table:table-cell office:value-type="float" office:value="486007280000">
                <text:p>48600728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">
                <text:p>1.61</text:p>
              </table:table-cell>
              <table:table-cell office:value-type="float" office:value="654535800000">
                <text:p>654535800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2">
                <text:p>1.62</text:p>
              </table:table-cell>
              <table:table-cell office:value-type="float" office:value="881507040000">
                <text:p>88150704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3">
                <text:p>1.63</text:p>
              </table:table-cell>
              <table:table-cell office:value-type="float" office:value="1187179700000">
                <text:p>1187179700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">
                <text:p>1.64</text:p>
              </table:table-cell>
              <table:table-cell office:value-type="float" office:value="1598854000000">
                <text:p>159885400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5">
                <text:p>1.65</text:p>
              </table:table-cell>
              <table:table-cell office:value-type="float" office:value="2153274900000">
                <text:p>2153274900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6">
                <text:p>1.66</text:p>
              </table:table-cell>
              <table:table-cell office:value-type="float" office:value="2899947600000">
                <text:p>2899947600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7">
                <text:p>1.67</text:p>
              </table:table-cell>
              <table:table-cell office:value-type="float" office:value="3905552400000">
                <text:p>3905552400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8">
                <text:p>1.68</text:p>
              </table:table-cell>
              <table:table-cell office:value-type="float" office:value="5259848000000">
                <text:p>525984800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">
                <text:p>1.69</text:p>
              </table:table-cell>
              <table:table-cell office:value-type="float" office:value="7083814000000">
                <text:p>708381400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">
                <text:p>1.7</text:p>
              </table:table-cell>
              <table:table-cell office:value-type="float" office:value="9540208000000">
                <text:p>9540208000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1">
                <text:p>1.71</text:p>
              </table:table-cell>
              <table:table-cell office:value-type="float" office:value="12848384000000">
                <text:p>1284838400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">
                <text:p>1.72</text:p>
              </table:table-cell>
              <table:table-cell office:value-type="float" office:value="17303775000000">
                <text:p>17303775000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">
                <text:p>1.73</text:p>
              </table:table-cell>
              <table:table-cell office:value-type="float" office:value="23304056000000">
                <text:p>23304056000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">
                <text:p>1.74</text:p>
              </table:table-cell>
              <table:table-cell office:value-type="float" office:value="31385125000000">
                <text:p>3138512500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5">
                <text:p>1.75</text:p>
              </table:table-cell>
              <table:table-cell office:value-type="float" office:value="42268275000000">
                <text:p>4226827500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">
                <text:p>1.76</text:p>
              </table:table-cell>
              <table:table-cell office:value-type="float" office:value="56925500000000">
                <text:p>5692550000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7">
                <text:p>1.77</text:p>
              </table:table-cell>
              <table:table-cell office:value-type="float" office:value="76665070000000">
                <text:p>76665070000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8">
                <text:p>1.78</text:p>
              </table:table-cell>
              <table:table-cell office:value-type="float" office:value="103249570000000">
                <text:p>10324957000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">
                <text:p>1.79</text:p>
              </table:table-cell>
              <table:table-cell office:value-type="float" office:value="139053064000000">
                <text:p>13905306400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">
                <text:p>1.8</text:p>
              </table:table-cell>
              <table:table-cell office:value-type="float" office:value="187271310000000">
                <text:p>187271310000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1">
                <text:p>1.81</text:p>
              </table:table-cell>
              <table:table-cell office:value-type="float" office:value="252210750000000">
                <text:p>252210750000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">
                <text:p>1.82</text:p>
              </table:table-cell>
              <table:table-cell office:value-type="float" office:value="339669000000000">
                <text:p>339669000000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">
                <text:p>1.83</text:p>
              </table:table-cell>
              <table:table-cell office:value-type="float" office:value="457454900000000">
                <text:p>457454900000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4">
                <text:p>1.84</text:p>
              </table:table-cell>
              <table:table-cell office:value-type="float" office:value="616082600000000">
                <text:p>616082600000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">
                <text:p>1.85</text:p>
              </table:table-cell>
              <table:table-cell office:value-type="float" office:value="829716300000000">
                <text:p>82971630000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6">
                <text:p>1.86</text:p>
              </table:table-cell>
              <table:table-cell office:value-type="float" office:value="1.1174342E+015">
                <text:p>1.1174342E+0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7">
                <text:p>1.87</text:p>
              </table:table-cell>
              <table:table-cell office:value-type="float" office:value="1.5049173E+015">
                <text:p>1.5049173E+0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8">
                <text:p>1.88</text:p>
              </table:table-cell>
              <table:table-cell office:value-type="float" office:value="2.0267722E+015">
                <text:p>2.0267722E+0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9">
                <text:p>1.89</text:p>
              </table:table-cell>
              <table:table-cell office:value-type="float" office:value="2.7295787E+015">
                <text:p>2.7295787E+0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">
                <text:p>1.9</text:p>
              </table:table-cell>
              <table:table-cell office:value-type="float" office:value="3.6761057E+015">
                <text:p>3.6761057E+0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">
                <text:p>1.91</text:p>
              </table:table-cell>
              <table:table-cell office:value-type="float" office:value="4.950837E+015">
                <text:p>4.950837E+0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2">
                <text:p>1.92</text:p>
              </table:table-cell>
              <table:table-cell office:value-type="float" office:value="6.667597E+015">
                <text:p>6.667597E+0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3">
                <text:p>1.93</text:p>
              </table:table-cell>
              <table:table-cell office:value-type="float" office:value="8.9796964E+015">
                <text:p>8.9796964E+0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4">
                <text:p>1.94</text:p>
              </table:table-cell>
              <table:table-cell office:value-type="float" office:value="1.2093556E+016">
                <text:p>1.2093556E+0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5">
                <text:p>1.95</text:p>
              </table:table-cell>
              <table:table-cell office:value-type="float" office:value="1.6287196E+016">
                <text:p>1.6287196E+0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">
                <text:p>1.96</text:p>
              </table:table-cell>
              <table:table-cell office:value-type="float" office:value="2.1934967E+016">
                <text:p>2.1934967E+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7">
                <text:p>1.97</text:p>
              </table:table-cell>
              <table:table-cell office:value-type="float" office:value="2.9541172E+016">
                <text:p>2.9541172E+0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">
                <text:p>1.98</text:p>
              </table:table-cell>
              <table:table-cell office:value-type="float" office:value="3.978506E+016">
                <text:p>3.978506E+0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">
                <text:p>1.99</text:p>
              </table:table-cell>
              <table:table-cell office:value-type="float" office:value="5.358099E+016">
                <text:p>5.358099E+0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7.2161086E+016">
                <text:p>7.2161086E+0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1">
                <text:p>2.01</text:p>
              </table:table-cell>
              <table:table-cell office:value-type="float" office:value="9.718376E+016">
                <text:p>9.718376E+0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2">
                <text:p>2.02</text:p>
              </table:table-cell>
              <table:table-cell office:value-type="float" office:value="1.3088385E+017">
                <text:p>1.3088385E+0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3">
                <text:p>2.03</text:p>
              </table:table-cell>
              <table:table-cell office:value-type="float" office:value="1.7626932E+017">
                <text:p>1.7626932E+0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4">
                <text:p>2.04</text:p>
              </table:table-cell>
              <table:table-cell office:value-type="float" office:value="2.3739272E+017">
                <text:p>2.3739272E+0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5">
                <text:p>2.05</text:p>
              </table:table-cell>
              <table:table-cell office:value-type="float" office:value="3.1971262E+017">
                <text:p>3.1971262E+0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">
                <text:p>2.06</text:p>
              </table:table-cell>
              <table:table-cell office:value-type="float" office:value="4.3057662E+017">
                <text:p>4.3057662E+0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">
                <text:p>2.07</text:p>
              </table:table-cell>
              <table:table-cell office:value-type="float" office:value="5.798862E+017">
                <text:p>5.798862E+0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8">
                <text:p>2.08</text:p>
              </table:table-cell>
              <table:table-cell office:value-type="float" office:value="7.8096833E+017">
                <text:p>7.8096833E+0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9">
                <text:p>2.09</text:p>
              </table:table-cell>
              <table:table-cell office:value-type="float" office:value="1.0517821E+018">
                <text:p>1.0517821E+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">
                <text:p>2.1</text:p>
              </table:table-cell>
              <table:table-cell office:value-type="float" office:value="1.4164996E+018">
                <text:p>1.4164996E+0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1">
                <text:p>2.11</text:p>
              </table:table-cell>
              <table:table-cell office:value-type="float" office:value="1.9076943E+018">
                <text:p>1.9076943E+0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2">
                <text:p>2.12</text:p>
              </table:table-cell>
              <table:table-cell office:value-type="float" office:value="2.5692093E+018">
                <text:p>2.5692093E+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3">
                <text:p>2.13</text:p>
              </table:table-cell>
              <table:table-cell office:value-type="float" office:value="3.4601384E+018">
                <text:p>3.4601384E+0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">
                <text:p>2.14</text:p>
              </table:table-cell>
              <table:table-cell office:value-type="float" office:value="4.6599986E+018">
                <text:p>4.6599986E+0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5">
                <text:p>2.15</text:p>
              </table:table-cell>
              <table:table-cell office:value-type="float" office:value="6.275907E+018">
                <text:p>6.275907E+0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6">
                <text:p>2.16</text:p>
              </table:table-cell>
              <table:table-cell office:value-type="float" office:value="8.452182E+018">
                <text:p>8.452182E+0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7">
                <text:p>2.17</text:p>
              </table:table-cell>
              <table:table-cell office:value-type="float" office:value="1.138303E+019">
                <text:p>1.138303E+0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">
                <text:p>2.18</text:p>
              </table:table-cell>
              <table:table-cell office:value-type="float" office:value="1.5330283E+019">
                <text:p>1.5330283E+0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9">
                <text:p>2.19</text:p>
              </table:table-cell>
              <table:table-cell office:value-type="float" office:value="2.0646313E+019">
                <text:p>2.0646313E+0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">
                <text:p>2.2</text:p>
              </table:table-cell>
              <table:table-cell office:value-type="float" office:value="2.7805765E+019">
                <text:p>2.7805765E+0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1">
                <text:p>2.21</text:p>
              </table:table-cell>
              <table:table-cell office:value-type="float" office:value="3.744759E+019">
                <text:p>3.744759E+0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2">
                <text:p>2.22</text:p>
              </table:table-cell>
              <table:table-cell office:value-type="float" office:value="5.0433165E+019">
                <text:p>5.0433165E+0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">
                <text:p>2.23</text:p>
              </table:table-cell>
              <table:table-cell office:value-type="float" office:value="6.7921697E+019">
                <text:p>6.7921697E+0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4">
                <text:p>2.24</text:p>
              </table:table-cell>
              <table:table-cell office:value-type="float" office:value="9.1473975E+019">
                <text:p>9.1473975E+0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5">
                <text:p>2.25</text:p>
              </table:table-cell>
              <table:table-cell office:value-type="float" office:value="1.2319409E+020">
                <text:p>1.2319409E+0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6">
                <text:p>2.26</text:p>
              </table:table-cell>
              <table:table-cell office:value-type="float" office:value="1.659137E+020">
                <text:p>1.659137E+0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7">
                <text:p>2.27</text:p>
              </table:table-cell>
              <table:table-cell office:value-type="float" office:value="2.2344701E+020">
                <text:p>2.2344701E+0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8">
                <text:p>2.28</text:p>
              </table:table-cell>
              <table:table-cell office:value-type="float" office:value="3.0092866E+020">
                <text:p>3.0092866E+0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9">
                <text:p>2.29</text:p>
              </table:table-cell>
              <table:table-cell office:value-type="float" office:value="4.052807E+020">
                <text:p>4.052807E+0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">
                <text:p>2.3</text:p>
              </table:table-cell>
              <table:table-cell office:value-type="float" office:value="5.458185E+020">
                <text:p>5.458185E+0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1">
                <text:p>2.31</text:p>
              </table:table-cell>
              <table:table-cell office:value-type="float" office:value="7.350845E+020">
                <text:p>7.350845E+0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2">
                <text:p>2.32</text:p>
              </table:table-cell>
              <table:table-cell office:value-type="float" office:value="9.8998725E+020">
                <text:p>9.8998725E+0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3">
                <text:p>2.33</text:p>
              </table:table-cell>
              <table:table-cell office:value-type="float" office:value="1.3332818E+021">
                <text:p>1.3332818E+0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4">
                <text:p>2.34</text:p>
              </table:table-cell>
              <table:table-cell office:value-type="float" office:value="1.7956194E+021">
                <text:p>1.7956194E+0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5">
                <text:p>2.35</text:p>
              </table:table-cell>
              <table:table-cell office:value-type="float" office:value="2.4182616E+021">
                <text:p>2.4182616E+0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6">
                <text:p>2.36</text:p>
              </table:table-cell>
              <table:table-cell office:value-type="float" office:value="3.256834E+021">
                <text:p>3.256834E+0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">
                <text:p>2.37</text:p>
              </table:table-cell>
              <table:table-cell office:value-type="float" office:value="4.3861956E+021">
                <text:p>4.3861956E+0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8">
                <text:p>2.38</text:p>
              </table:table-cell>
              <table:table-cell office:value-type="float" office:value="5.9071814E+021">
                <text:p>5.9071814E+0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">
                <text:p>2.39</text:p>
              </table:table-cell>
              <table:table-cell office:value-type="float" office:value="7.9555947E+021">
                <text:p>7.9555947E+0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">
                <text:p>2.4</text:p>
              </table:table-cell>
              <table:table-cell office:value-type="float" office:value="1.0714329E+022">
                <text:p>1.0714329E+0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1">
                <text:p>2.41</text:p>
              </table:table-cell>
              <table:table-cell office:value-type="float" office:value="1.4429701E+022">
                <text:p>1.4429701E+0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2">
                <text:p>2.42</text:p>
              </table:table-cell>
              <table:table-cell office:value-type="float" office:value="1.943329E+022">
                <text:p>1.943329E+0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3">
                <text:p>2.43</text:p>
              </table:table-cell>
              <table:table-cell office:value-type="float" office:value="2.6172106E+022">
                <text:p>2.6172106E+0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4">
                <text:p>2.44</text:p>
              </table:table-cell>
              <table:table-cell office:value-type="float" office:value="3.5247717E+022">
                <text:p>3.5247717E+0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5">
                <text:p>2.45</text:p>
              </table:table-cell>
              <table:table-cell office:value-type="float" office:value="4.747009E+022">
                <text:p>4.747009E+0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6">
                <text:p>2.46</text:p>
              </table:table-cell>
              <table:table-cell office:value-type="float" office:value="6.3931128E+022">
                <text:p>6.3931128E+0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7">
                <text:p>2.47</text:p>
              </table:table-cell>
              <table:table-cell office:value-type="float" office:value="8.61003E+022">
                <text:p>8.61003E+0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8">
                <text:p>2.48</text:p>
              </table:table-cell>
              <table:table-cell office:value-type="float" office:value="1.1595702E+023">
                <text:p>1.1595702E+0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9">
                <text:p>2.49</text:p>
              </table:table-cell>
              <table:table-cell office:value-type="float" office:value="1.5616585E+023">
                <text:p>1.5616585E+0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">
                <text:p>2.5</text:p>
              </table:table-cell>
              <table:table-cell office:value-type="float" office:value="2.1031895E+023">
                <text:p>2.1031895E+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98cm" svg:y="4.201cm" style:legend-expansion="high" chart:style-name="ch2"/>
        <chart:plot-area chart:style-name="ch3" table:cell-range-address="Sheet3.A1:Sheet3.A81 Sheet3.E1:Sheet3.E81" chart:data-source-has-labels="row" svg:x="0.32cm" svg:y="0.18cm" svg:width="12.958cm" svg:height="8.64cm">
          <chartooo:coordinate-region svg:x="1.047cm" svg:y="0.379cm" svg:width="11.99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E2:Sheet3.E81" chart:label-cell-address="Sheet3.E1:Sheet3.E1" chart:class="chart:scatter">
            <chart:domain table:cell-range-address="Sheet3.A2:Sheet3.A81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hmm</text:p>
                <draw:g>
                  <svg:desc>Sheet3.E1:Sheet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3.A2:Sheet3.A81</svg:desc>
                </draw:g>
              </table:table-cell>
              <table:table-cell office:value-type="float" office:value="0.0049999986532363">
                <text:p>0.0049999986532363</text:p>
                <draw:g>
                  <svg:desc>Sheet3.E2:Sheet3.E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999999818622666">
                <text:p>0.0099999981862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149999975572745">
                <text:p>0.0149999975572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199999967102258">
                <text:p>0.0199999967102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249999955694511">
                <text:p>0.0249999955694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299999940330968">
                <text:p>0.0299999940330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349999919639883">
                <text:p>0.0349999919639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399999891773897">
                <text:p>0.03999998917738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449999854244929">
                <text:p>0.0449999854244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499999803702318">
                <text:p>0.0499999803702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549999735633335">
                <text:p>0.0549999735633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599999643960567">
                <text:p>0.0599999643960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649999520498943">
                <text:p>0.06499995204989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699999354225156">
                <text:p>0.06999993542251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749999130293304">
                <text:p>0.0749999130293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799998828710899">
                <text:p>0.07999988287108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849998422549199">
                <text:p>0.0849998422549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899997875545999">
                <text:p>0.0899997875545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949997138863301">
                <text:p>0.0949997138863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999996146722193">
                <text:p>0.09999961467221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10499948105466">
                <text:p>0.104999481054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1099993011027">
                <text:p>0.1099993011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1149990587503">
                <text:p>0.11499905875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119998732359401">
                <text:p>0.1199987323594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1249982927865">
                <text:p>0.1249982927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1299977007872">
                <text:p>0.1299977007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1349969034998">
                <text:p>0.1349969034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139995829749">
                <text:p>0.1399958297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144994383656">
                <text:p>0.144994383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149992436102701">
                <text:p>0.1499924361027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1549898132155">
                <text:p>0.1549898132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159986280818">
                <text:p>0.159986280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16498152348">
                <text:p>0.164981523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16997511649">
                <text:p>0.169975116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174966487816">
                <text:p>0.174966487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179954866955">
                <text:p>0.179954866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184939216435">
                <text:p>0.1849392164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189918138965">
                <text:p>0.189918138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19488975249">
                <text:p>0.19488975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19985152249">
                <text:p>0.19985152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20480003583">
                <text:p>0.20480003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2097306957">
                <text:p>0.20973069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21463731033">
                <text:p>0.214637310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219511542559999">
                <text:p>0.21951154255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224342163799999">
                <text:p>0.2243421637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229114048960001">
                <text:p>0.22911404896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233806833">
                <text:p>0.2338068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2383930872">
                <text:p>0.23839308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2428358655">
                <text:p>0.24283586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2470854216">
                <text:p>0.24708542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2510747543">
                <text:p>0.25107475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2547136203">
                <text:p>0.25471362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257880494299999">
                <text:p>0.2578804942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260411688">
                <text:p>0.260411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2620868055">
                <text:p>0.2620868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262609006">
                <text:p>0.262609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261578437">
                <text:p>0.2615784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25845668">
                <text:p>0.25845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252518591999999">
                <text:p>0.252518591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242787456999999">
                <text:p>0.242787456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22794821">
                <text:p>0.227948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206229415999999">
                <text:p>0.20622941599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7524578">
                <text:p>0.175245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3178404">
                <text:p>0.131784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715175400000003">
                <text:p>0.0715175400000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-0.0113817300000001">
                <text:p>-0.01138173000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-0.12476064">
                <text:p>-0.124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-0.2791891">
                <text:p>-0.27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-0.48890003">
                <text:p>-0.488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-0.7730664">
                <text:p>-0.7730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-1.1575055">
                <text:p>-1.1575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-1.6769918">
                <text:p>-1.67699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-2.3783476">
                <text:p>-2.3783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-3.3246418">
                <text:p>-3.32464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-4.6008105">
                <text:p>-4.6008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-6.32123">
                <text:p>-6.32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-8.639976">
                <text:p>-8.639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-11.764512">
                <text:p>-11.7645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-15.974291">
                <text:p>-15.974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-21.645572">
                <text:p>-21.64557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scatter" chart:style-name="ch1">
        <chart:legend chart:legend-position="end" svg:x="13.136cm" svg:y="4.204cm" style:legend-expansion="high" chart:style-name="ch2"/>
        <chart:plot-area chart:style-name="ch3" table:cell-range-address="diode.A1:diode.B80" svg:x="0.319cm" svg:y="0.18cm" svg:width="12.498cm" svg:height="8.646cm">
          <chartooo:coordinate-region svg:x="0.94cm" svg:y="0.38cm" svg:width="11.63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80" chart:class="chart:scatter">
            <chart:domain table:cell-range-address="diode.A1:diode.A80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8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.5125055">
                <text:p>1.5125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2.0369918">
                <text:p>2.03699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2.7433476">
                <text:p>2.7433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3.6946418">
                <text:p>3.69464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4.9758105">
                <text:p>4.9758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6.70123">
                <text:p>6.70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9.024976">
                <text:p>9.024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2.154512">
                <text:p>12.1545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6.369291">
                <text:p>16.369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22.045572">
                <text:p>22.045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60" svg:x="0.32cm" svg:y="0.18cm" svg:width="12.508cm" svg:height="8.64cm">
          <chartooo:coordinate-region svg:x="1.232cm" svg:y="0.379cm" svg:width="11.35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60" chart:class="chart:scatter">
            <chart:domain table:cell-range-address="diode.A1:diode.A60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6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30" svg:x="0.32cm" svg:y="0.18cm" svg:width="12.508cm" svg:height="8.64cm">
          <chartooo:coordinate-region svg:x="1.973cm" svg:y="0.379cm" svg:width="10.5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30" chart:class="chart:scatter">
            <chart:domain table:cell-range-address="diode.A1:diode.A30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3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70" svg:x="0.32cm" svg:y="0.18cm" svg:width="12.508cm" svg:height="8.64cm">
          <chartooo:coordinate-region svg:x="1.047cm" svg:y="0.38cm" svg:width="11.54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70" chart:class="chart:scatter">
            <chart:domain table:cell-range-address="diode.A1:diode.A70"/>
            <chart:data-point chart:repeated="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7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703cm" style:legend-expansion="high" chart:style-name="ch2"/>
        <chart:plot-area chart:style-name="ch3" table:cell-range-address="'diode with current source'.A2:'diode with current source'.D71 'diode with current source'.B1:'diode with current source'.D1" chart:data-source-has-labels="row" svg:x="0.32cm" svg:y="0.18cm" svg:width="12.376cm" svg:height="8.64cm">
          <chartooo:coordinate-region svg:x="1.153cm" svg:y="0.38cm" svg:width="11.303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ode with current source'.B2:'diode with current source'.B71" chart:label-cell-address="'diode with current source'.B1:'diode with current source'.B1" chart:class="chart:scatter">
            <chart:domain table:cell-range-address="'diode with current source'.A2:'diode with current source'.A71"/>
            <chart:data-point chart:repeated="70"/>
          </chart:series>
          <chart:series chart:style-name="ch7" chart:values-cell-range-address="'diode with current source'.C2:'diode with current source'.C71" chart:label-cell-address="'diode with current source'.C1:'diode with current source'.C1" chart:class="chart:scatter">
            <chart:data-point chart:repeated="70"/>
          </chart:series>
          <chart:series chart:style-name="ch8" chart:values-cell-range-address="'diode with current source'.D2:'diode with current source'.D71" chart:label-cell-address="'diode with current source'.D1:'diode with current source'.D1" chart:class="chart:scatter">
            <chart:data-point chart:repeated="7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d</text:p>
                <draw:g>
                  <svg:desc>'diode with current source'.B1:'diode with current source'.B1</svg:desc>
                </draw:g>
              </table:table-cell>
              <table:table-cell office:value-type="string">
                <text:p>I_src</text:p>
                <draw:g>
                  <svg:desc>'diode with current source'.C1:'diode with current source'.C1</svg:desc>
                </draw:g>
              </table:table-cell>
              <table:table-cell office:value-type="string">
                <text:p>I_d – I_src</text:p>
                <draw:g>
                  <svg:desc>'diode with current source'.D1:'diode with current sourc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diode with current source'.A2:'diode with current source'.A71</svg:desc>
                </draw:g>
              </table:table-cell>
              <table:table-cell office:value-type="float" office:value="0.0000000013467639">
                <text:p>0.0000000013467639</text:p>
                <draw:g>
                  <svg:desc>'diode with current source'.B2:'diode with current source'.B71</svg:desc>
                </draw:g>
              </table:table-cell>
              <table:table-cell office:value-type="float" office:value="0.01">
                <text:p>0.01</text:p>
                <draw:g>
                  <svg:desc>'diode with current source'.C2:'diode with current source'.C71</svg:desc>
                </draw:g>
              </table:table-cell>
              <table:table-cell office:value-type="float" office:value="-0.0099999986532361">
                <text:p>-0.0099999986532361</text:p>
                <draw:g>
                  <svg:desc>'diode with current source'.D2:'diode with current source'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  <table:table-cell office:value-type="float" office:value="0.01">
                <text:p>0.01</text:p>
              </table:table-cell>
              <table:table-cell office:value-type="float" office:value="-0.0099999981862266">
                <text:p>-0.0099999981862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  <table:table-cell office:value-type="float" office:value="0.01">
                <text:p>0.01</text:p>
              </table:table-cell>
              <table:table-cell office:value-type="float" office:value="-0.0099999975572753">
                <text:p>-0.0099999975572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  <table:table-cell office:value-type="float" office:value="0.01">
                <text:p>0.01</text:p>
              </table:table-cell>
              <table:table-cell office:value-type="float" office:value="-0.0099999967102264">
                <text:p>-0.0099999967102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  <table:table-cell office:value-type="float" office:value="0.01">
                <text:p>0.01</text:p>
              </table:table-cell>
              <table:table-cell office:value-type="float" office:value="-0.0099999955694503">
                <text:p>-0.0099999955694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  <table:table-cell office:value-type="float" office:value="0.01">
                <text:p>0.01</text:p>
              </table:table-cell>
              <table:table-cell office:value-type="float" office:value="-0.0099999940330966">
                <text:p>-0.0099999940330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  <table:table-cell office:value-type="float" office:value="0.01">
                <text:p>0.01</text:p>
              </table:table-cell>
              <table:table-cell office:value-type="float" office:value="-0.009999991963988">
                <text:p>-0.009999991963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  <table:table-cell office:value-type="float" office:value="0.01">
                <text:p>0.01</text:p>
              </table:table-cell>
              <table:table-cell office:value-type="float" office:value="-0.00999998917739">
                <text:p>-0.00999998917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  <table:table-cell office:value-type="float" office:value="0.01">
                <text:p>0.01</text:p>
              </table:table-cell>
              <table:table-cell office:value-type="float" office:value="-0.009999985424493">
                <text:p>-0.009999985424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  <table:table-cell office:value-type="float" office:value="0.01">
                <text:p>0.01</text:p>
              </table:table-cell>
              <table:table-cell office:value-type="float" office:value="-0.009999980370232">
                <text:p>-0.009999980370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  <table:table-cell office:value-type="float" office:value="0.01">
                <text:p>0.01</text:p>
              </table:table-cell>
              <table:table-cell office:value-type="float" office:value="-0.009999973563334">
                <text:p>-0.00999997356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  <table:table-cell office:value-type="float" office:value="0.01">
                <text:p>0.01</text:p>
              </table:table-cell>
              <table:table-cell office:value-type="float" office:value="-0.009999964396057">
                <text:p>-0.0099999643960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  <table:table-cell office:value-type="float" office:value="0.01">
                <text:p>0.01</text:p>
              </table:table-cell>
              <table:table-cell office:value-type="float" office:value="-0.009999952049894">
                <text:p>-0.0099999520498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  <table:table-cell office:value-type="float" office:value="0.01">
                <text:p>0.01</text:p>
              </table:table-cell>
              <table:table-cell office:value-type="float" office:value="-0.009999935422515">
                <text:p>-0.009999935422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  <table:table-cell office:value-type="float" office:value="0.01">
                <text:p>0.01</text:p>
              </table:table-cell>
              <table:table-cell office:value-type="float" office:value="-0.00999991302933">
                <text:p>-0.00999991302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  <table:table-cell office:value-type="float" office:value="0.01">
                <text:p>0.01</text:p>
              </table:table-cell>
              <table:table-cell office:value-type="float" office:value="-0.00999988287109">
                <text:p>-0.00999988287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  <table:table-cell office:value-type="float" office:value="0.01">
                <text:p>0.01</text:p>
              </table:table-cell>
              <table:table-cell office:value-type="float" office:value="-0.00999984225492">
                <text:p>-0.00999984225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  <table:table-cell office:value-type="float" office:value="0.01">
                <text:p>0.01</text:p>
              </table:table-cell>
              <table:table-cell office:value-type="float" office:value="-0.0099997875546">
                <text:p>-0.0099997875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  <table:table-cell office:value-type="float" office:value="0.01">
                <text:p>0.01</text:p>
              </table:table-cell>
              <table:table-cell office:value-type="float" office:value="-0.00999971388633">
                <text:p>-0.00999971388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  <table:table-cell office:value-type="float" office:value="0.01">
                <text:p>0.01</text:p>
              </table:table-cell>
              <table:table-cell office:value-type="float" office:value="-0.00999961467222">
                <text:p>-0.00999961467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  <table:table-cell office:value-type="float" office:value="0.01">
                <text:p>0.01</text:p>
              </table:table-cell>
              <table:table-cell office:value-type="float" office:value="-0.00999948105466">
                <text:p>-0.009999481054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  <table:table-cell office:value-type="float" office:value="0.01">
                <text:p>0.01</text:p>
              </table:table-cell>
              <table:table-cell office:value-type="float" office:value="-0.0099993011027">
                <text:p>-0.0099993011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  <table:table-cell office:value-type="float" office:value="0.01">
                <text:p>0.01</text:p>
              </table:table-cell>
              <table:table-cell office:value-type="float" office:value="-0.0099990587503">
                <text:p>-0.00999905875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  <table:table-cell office:value-type="float" office:value="0.01">
                <text:p>0.01</text:p>
              </table:table-cell>
              <table:table-cell office:value-type="float" office:value="-0.0099987323594">
                <text:p>-0.0099987323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  <table:table-cell office:value-type="float" office:value="0.01">
                <text:p>0.01</text:p>
              </table:table-cell>
              <table:table-cell office:value-type="float" office:value="-0.0099982927865">
                <text:p>-0.0099982927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  <table:table-cell office:value-type="float" office:value="0.01">
                <text:p>0.01</text:p>
              </table:table-cell>
              <table:table-cell office:value-type="float" office:value="-0.0099977007872">
                <text:p>-0.0099977007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  <table:table-cell office:value-type="float" office:value="0.01">
                <text:p>0.01</text:p>
              </table:table-cell>
              <table:table-cell office:value-type="float" office:value="-0.0099969034998">
                <text:p>-0.0099969034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  <table:table-cell office:value-type="float" office:value="0.01">
                <text:p>0.01</text:p>
              </table:table-cell>
              <table:table-cell office:value-type="float" office:value="-0.009995829749">
                <text:p>-0.0099958297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  <table:table-cell office:value-type="float" office:value="0.01">
                <text:p>0.01</text:p>
              </table:table-cell>
              <table:table-cell office:value-type="float" office:value="-0.009994383656">
                <text:p>-0.009994383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  <table:table-cell office:value-type="float" office:value="0.01">
                <text:p>0.01</text:p>
              </table:table-cell>
              <table:table-cell office:value-type="float" office:value="-0.0099924361027">
                <text:p>-0.0099924361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  <table:table-cell office:value-type="float" office:value="0.01">
                <text:p>0.01</text:p>
              </table:table-cell>
              <table:table-cell office:value-type="float" office:value="-0.0099898132155">
                <text:p>-0.0099898132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  <table:table-cell office:value-type="float" office:value="0.01">
                <text:p>0.01</text:p>
              </table:table-cell>
              <table:table-cell office:value-type="float" office:value="-0.009986280818">
                <text:p>-0.009986280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  <table:table-cell office:value-type="float" office:value="0.01">
                <text:p>0.01</text:p>
              </table:table-cell>
              <table:table-cell office:value-type="float" office:value="-0.00998152348">
                <text:p>-0.009981523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  <table:table-cell office:value-type="float" office:value="0.01">
                <text:p>0.01</text:p>
              </table:table-cell>
              <table:table-cell office:value-type="float" office:value="-0.00997511649">
                <text:p>-0.009975116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  <table:table-cell office:value-type="float" office:value="0.01">
                <text:p>0.01</text:p>
              </table:table-cell>
              <table:table-cell office:value-type="float" office:value="-0.009966487816">
                <text:p>-0.009966487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  <table:table-cell office:value-type="float" office:value="0.01">
                <text:p>0.01</text:p>
              </table:table-cell>
              <table:table-cell office:value-type="float" office:value="-0.009954866955">
                <text:p>-0.009954866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  <table:table-cell office:value-type="float" office:value="0.01">
                <text:p>0.01</text:p>
              </table:table-cell>
              <table:table-cell office:value-type="float" office:value="-0.009939216435">
                <text:p>-0.0099392164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  <table:table-cell office:value-type="float" office:value="0.01">
                <text:p>0.01</text:p>
              </table:table-cell>
              <table:table-cell office:value-type="float" office:value="-0.009918138965">
                <text:p>-0.009918138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  <table:table-cell office:value-type="float" office:value="0.01">
                <text:p>0.01</text:p>
              </table:table-cell>
              <table:table-cell office:value-type="float" office:value="-0.00988975249">
                <text:p>-0.00988975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  <table:table-cell office:value-type="float" office:value="0.01">
                <text:p>0.01</text:p>
              </table:table-cell>
              <table:table-cell office:value-type="float" office:value="-0.00985152249">
                <text:p>-0.00985152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  <table:table-cell office:value-type="float" office:value="0.01">
                <text:p>0.01</text:p>
              </table:table-cell>
              <table:table-cell office:value-type="float" office:value="-0.00980003583">
                <text:p>-0.00980003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  <table:table-cell office:value-type="float" office:value="0.01">
                <text:p>0.01</text:p>
              </table:table-cell>
              <table:table-cell office:value-type="float" office:value="-0.0097306957">
                <text:p>-0.00973069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  <table:table-cell office:value-type="float" office:value="0.01">
                <text:p>0.01</text:p>
              </table:table-cell>
              <table:table-cell office:value-type="float" office:value="-0.00963731033">
                <text:p>-0.009637310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  <table:table-cell office:value-type="float" office:value="0.01">
                <text:p>0.01</text:p>
              </table:table-cell>
              <table:table-cell office:value-type="float" office:value="-0.00951154256">
                <text:p>-0.009511542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  <table:table-cell office:value-type="float" office:value="0.01">
                <text:p>0.01</text:p>
              </table:table-cell>
              <table:table-cell office:value-type="float" office:value="-0.0093421638">
                <text:p>-0.00934216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  <table:table-cell office:value-type="float" office:value="0.01">
                <text:p>0.01</text:p>
              </table:table-cell>
              <table:table-cell office:value-type="float" office:value="-0.00911404896">
                <text:p>-0.009114048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  <table:table-cell office:value-type="float" office:value="0.01">
                <text:p>0.01</text:p>
              </table:table-cell>
              <table:table-cell office:value-type="float" office:value="-0.008806833">
                <text:p>-0.0088068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  <table:table-cell office:value-type="float" office:value="0.01">
                <text:p>0.01</text:p>
              </table:table-cell>
              <table:table-cell office:value-type="float" office:value="-0.0083930872">
                <text:p>-0.00839308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  <table:table-cell office:value-type="float" office:value="0.01">
                <text:p>0.01</text:p>
              </table:table-cell>
              <table:table-cell office:value-type="float" office:value="-0.0078358655">
                <text:p>-0.00783586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  <table:table-cell office:value-type="float" office:value="0.01">
                <text:p>0.01</text:p>
              </table:table-cell>
              <table:table-cell office:value-type="float" office:value="-0.0070854216">
                <text:p>-0.00708542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  <table:table-cell office:value-type="float" office:value="0.01">
                <text:p>0.01</text:p>
              </table:table-cell>
              <table:table-cell office:value-type="float" office:value="-0.0060747543">
                <text:p>-0.00607475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  <table:table-cell office:value-type="float" office:value="0.01">
                <text:p>0.01</text:p>
              </table:table-cell>
              <table:table-cell office:value-type="float" office:value="-0.0047136203">
                <text:p>-0.00471362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  <table:table-cell office:value-type="float" office:value="0.01">
                <text:p>0.01</text:p>
              </table:table-cell>
              <table:table-cell office:value-type="float" office:value="-0.0028804943">
                <text:p>-0.0028804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  <table:table-cell office:value-type="float" office:value="0.01">
                <text:p>0.01</text:p>
              </table:table-cell>
              <table:table-cell office:value-type="float" office:value="-0.000411688">
                <text:p>-0.000411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  <table:table-cell office:value-type="float" office:value="0.01">
                <text:p>0.01</text:p>
              </table:table-cell>
              <table:table-cell office:value-type="float" office:value="0.0029131945">
                <text:p>0.00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  <table:table-cell office:value-type="float" office:value="0.01">
                <text:p>0.01</text:p>
              </table:table-cell>
              <table:table-cell office:value-type="float" office:value="0.007390994">
                <text:p>0.00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  <table:table-cell office:value-type="float" office:value="0.01">
                <text:p>0.01</text:p>
              </table:table-cell>
              <table:table-cell office:value-type="float" office:value="0.013421563">
                <text:p>0.01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  <table:table-cell office:value-type="float" office:value="0.01">
                <text:p>0.01</text:p>
              </table:table-cell>
              <table:table-cell office:value-type="float" office:value="0.02154332">
                <text:p>0.02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  <table:table-cell office:value-type="float" office:value="0.01">
                <text:p>0.01</text:p>
              </table:table-cell>
              <table:table-cell office:value-type="float" office:value="0.032481408">
                <text:p>0.03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  <table:table-cell office:value-type="float" office:value="0.01">
                <text:p>0.01</text:p>
              </table:table-cell>
              <table:table-cell office:value-type="float" office:value="0.047212543">
                <text:p>0.04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  <table:table-cell office:value-type="float" office:value="0.01">
                <text:p>0.01</text:p>
              </table:table-cell>
              <table:table-cell office:value-type="float" office:value="0.06705179">
                <text:p>0.06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  <table:table-cell office:value-type="float" office:value="0.01">
                <text:p>0.01</text:p>
              </table:table-cell>
              <table:table-cell office:value-type="float" office:value="0.093770584">
                <text:p>0.09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  <table:table-cell office:value-type="float" office:value="0.01">
                <text:p>0.01</text:p>
              </table:table-cell>
              <table:table-cell office:value-type="float" office:value="0.12975422">
                <text:p>0.12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  <table:table-cell office:value-type="float" office:value="0.01">
                <text:p>0.01</text:p>
              </table:table-cell>
              <table:table-cell office:value-type="float" office:value="0.17821596">
                <text:p>0.17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  <table:table-cell office:value-type="float" office:value="0.01">
                <text:p>0.01</text:p>
              </table:table-cell>
              <table:table-cell office:value-type="float" office:value="0.24348246">
                <text:p>0.24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  <table:table-cell office:value-type="float" office:value="0.01">
                <text:p>0.01</text:p>
              </table:table-cell>
              <table:table-cell office:value-type="float" office:value="0.33138173">
                <text:p>0.33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  <table:table-cell office:value-type="float" office:value="0.01">
                <text:p>0.01</text:p>
              </table:table-cell>
              <table:table-cell office:value-type="float" office:value="0.44976064">
                <text:p>0.44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  <table:table-cell office:value-type="float" office:value="0.01">
                <text:p>0.01</text:p>
              </table:table-cell>
              <table:table-cell office:value-type="float" office:value="0.6091891">
                <text:p>0.60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  <table:table-cell office:value-type="float" office:value="0.01">
                <text:p>0.01</text:p>
              </table:table-cell>
              <table:table-cell office:value-type="float" office:value="0.82390003">
                <text:p>0.82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  <table:table-cell office:value-type="float" office:value="0.01">
                <text:p>0.01</text:p>
              </table:table-cell>
              <table:table-cell office:value-type="float" office:value="1.1130664">
                <text:p>1.11306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703cm" style:legend-expansion="high" chart:style-name="ch2"/>
        <chart:plot-area chart:style-name="ch3" table:cell-range-address="'diode with current source'.A51:'diode with current source'.D61 'diode with current source'.B1:'diode with current source'.D1" chart:data-source-has-labels="row" svg:x="0.32cm" svg:y="0.18cm" svg:width="12.376cm" svg:height="8.64cm">
          <chartooo:coordinate-region svg:x="1.339cm" svg:y="0.379cm" svg:width="11.02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ode with current source'.B51:'diode with current source'.B61" chart:label-cell-address="'diode with current source'.B1:'diode with current source'.B1" chart:class="chart:scatter">
            <chart:domain table:cell-range-address="'diode with current source'.A51:'diode with current source'.A61"/>
            <chart:data-point chart:repeated="11"/>
          </chart:series>
          <chart:series chart:style-name="ch7" chart:values-cell-range-address="'diode with current source'.C51:'diode with current source'.C61" chart:label-cell-address="'diode with current source'.C1:'diode with current source'.C1" chart:class="chart:scatter">
            <chart:data-point chart:repeated="11"/>
          </chart:series>
          <chart:series chart:style-name="ch8" chart:values-cell-range-address="'diode with current source'.D51:'diode with current source'.D61" chart:label-cell-address="'diode with current source'.D1:'diode with current source'.D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d</text:p>
                <draw:g>
                  <svg:desc>'diode with current source'.B1:'diode with current source'.B1</svg:desc>
                </draw:g>
              </table:table-cell>
              <table:table-cell office:value-type="string">
                <text:p>I_src</text:p>
                <draw:g>
                  <svg:desc>'diode with current source'.C1:'diode with current source'.C1</svg:desc>
                </draw:g>
              </table:table-cell>
              <table:table-cell office:value-type="string">
                <text:p>I_d – I_src</text:p>
                <draw:g>
                  <svg:desc>'diode with current source'.D1:'diode with current sourc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diode with current source'.A51:'diode with current source'.A61</svg:desc>
                </draw:g>
              </table:table-cell>
              <table:table-cell office:value-type="float" office:value="0.0029145784">
                <text:p>0.0029145784</text:p>
                <draw:g>
                  <svg:desc>'diode with current source'.B51:'diode with current source'.B61</svg:desc>
                </draw:g>
              </table:table-cell>
              <table:table-cell office:value-type="float" office:value="0.01">
                <text:p>0.01</text:p>
                <draw:g>
                  <svg:desc>'diode with current source'.C51:'diode with current source'.C61</svg:desc>
                </draw:g>
              </table:table-cell>
              <table:table-cell office:value-type="float" office:value="-0.0070854216">
                <text:p>-0.0070854216</text:p>
                <draw:g>
                  <svg:desc>'diode with current source'.D51:'diode with current source'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  <table:table-cell office:value-type="float" office:value="0.01">
                <text:p>0.01</text:p>
              </table:table-cell>
              <table:table-cell office:value-type="float" office:value="-0.0060747543">
                <text:p>-0.0060747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  <table:table-cell office:value-type="float" office:value="0.01">
                <text:p>0.01</text:p>
              </table:table-cell>
              <table:table-cell office:value-type="float" office:value="-0.0047136203">
                <text:p>-0.0047136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  <table:table-cell office:value-type="float" office:value="0.01">
                <text:p>0.01</text:p>
              </table:table-cell>
              <table:table-cell office:value-type="float" office:value="-0.0028804943">
                <text:p>-0.0028804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  <table:table-cell office:value-type="float" office:value="0.01">
                <text:p>0.01</text:p>
              </table:table-cell>
              <table:table-cell office:value-type="float" office:value="-0.000411688">
                <text:p>-0.000411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  <table:table-cell office:value-type="float" office:value="0.01">
                <text:p>0.01</text:p>
              </table:table-cell>
              <table:table-cell office:value-type="float" office:value="0.0029131945">
                <text:p>0.0029131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  <table:table-cell office:value-type="float" office:value="0.01">
                <text:p>0.01</text:p>
              </table:table-cell>
              <table:table-cell office:value-type="float" office:value="0.007390994">
                <text:p>0.007390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  <table:table-cell office:value-type="float" office:value="0.01">
                <text:p>0.01</text:p>
              </table:table-cell>
              <table:table-cell office:value-type="float" office:value="0.013421563">
                <text:p>0.013421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  <table:table-cell office:value-type="float" office:value="0.01">
                <text:p>0.01</text:p>
              </table:table-cell>
              <table:table-cell office:value-type="float" office:value="0.02154332">
                <text:p>0.02154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  <table:table-cell office:value-type="float" office:value="0.01">
                <text:p>0.01</text:p>
              </table:table-cell>
              <table:table-cell office:value-type="float" office:value="0.032481408">
                <text:p>0.0324814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  <table:table-cell office:value-type="float" office:value="0.01">
                <text:p>0.01</text:p>
              </table:table-cell>
              <table:table-cell office:value-type="float" office:value="0.047212543">
                <text:p>0.0472125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703cm" style:legend-expansion="high" chart:style-name="ch2"/>
        <chart:plot-area chart:style-name="ch3" table:cell-range-address="Sheet3.A1:Sheet3.D81" chart:data-source-has-labels="row" svg:x="0.32cm" svg:y="0.18cm" svg:width="12.667cm" svg:height="8.64cm">
          <chartooo:coordinate-region svg:x="0.941cm" svg:y="0.379cm" svg:width="11.8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81" chart:label-cell-address="Sheet3.B1:Sheet3.B1" chart:class="chart:scatter">
            <chart:domain table:cell-range-address="Sheet3.A2:Sheet3.A81"/>
            <chart:data-point chart:repeated="80"/>
          </chart:series>
          <chart:series chart:style-name="ch7" chart:values-cell-range-address="Sheet3.C2:Sheet3.C81" chart:label-cell-address="Sheet3.C1:Sheet3.C1" chart:class="chart:scatter">
            <chart:data-point chart:repeated="80"/>
          </chart:series>
          <chart:series chart:style-name="ch8" chart:values-cell-range-address="Sheet3.D2:Sheet3.D81" chart:label-cell-address="Sheet3.D1:Sheet3.D1" chart:class="chart:scatter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d</text:p>
                <draw:g>
                  <svg:desc>Sheet3.B1:Sheet3.B1</svg:desc>
                </draw:g>
              </table:table-cell>
              <table:table-cell office:value-type="string">
                <text:p>I_src</text:p>
                <draw:g>
                  <svg:desc>Sheet3.C1:Sheet3.C1</svg:desc>
                </draw:g>
              </table:table-cell>
              <table:table-cell office:value-type="string">
                <text:p>I_R_load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3.A2:Sheet3.A81</svg:desc>
                </draw:g>
              </table:table-cell>
              <table:table-cell office:value-type="float" office:value="0.0000000013467639">
                <text:p>0.0000000013467639</text:p>
                <draw:g>
                  <svg:desc>Sheet3.B2:Sheet3.B81</svg:desc>
                </draw:g>
              </table:table-cell>
              <table:table-cell office:value-type="float" office:value="5">
                <text:p>5</text:p>
                <draw:g>
                  <svg:desc>Sheet3.C2:Sheet3.C81</svg:desc>
                </draw:g>
              </table:table-cell>
              <table:table-cell office:value-type="float" office:value="4.995">
                <text:p>4.995</text:p>
                <draw:g>
                  <svg:desc>Sheet3.D2:Sheet3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  <table:table-cell office:value-type="float" office:value="5">
                <text:p>5</text:p>
              </table:table-cell>
              <table:table-cell office:value-type="float" office:value="4.985">
                <text:p>4.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  <table:table-cell office:value-type="float" office:value="5">
                <text:p>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  <table:table-cell office:value-type="float" office:value="5">
                <text:p>5</text:p>
              </table:table-cell>
              <table:table-cell office:value-type="float" office:value="4.975">
                <text:p>4.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  <table:table-cell office:value-type="float" office:value="5">
                <text:p>5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  <table:table-cell office:value-type="float" office:value="5">
                <text:p>5</text:p>
              </table:table-cell>
              <table:table-cell office:value-type="float" office:value="4.965">
                <text:p>4.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  <table:table-cell office:value-type="float" office:value="5">
                <text:p>5</text:p>
              </table:table-cell>
              <table:table-cell office:value-type="float" office:value="4.955">
                <text:p>4.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  <table:table-cell office:value-type="float" office:value="5">
                <text:p>5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  <table:table-cell office:value-type="float" office:value="5">
                <text:p>5</text:p>
              </table:table-cell>
              <table:table-cell office:value-type="float" office:value="4.945">
                <text:p>4.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  <table:table-cell office:value-type="float" office:value="5">
                <text:p>5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  <table:table-cell office:value-type="float" office:value="5">
                <text:p>5</text:p>
              </table:table-cell>
              <table:table-cell office:value-type="float" office:value="4.935">
                <text:p>4.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  <table:table-cell office:value-type="float" office:value="5">
                <text:p>5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  <table:table-cell office:value-type="float" office:value="5">
                <text:p>5</text:p>
              </table:table-cell>
              <table:table-cell office:value-type="float" office:value="4.925">
                <text:p>4.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  <table:table-cell office:value-type="float" office:value="5">
                <text:p>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  <table:table-cell office:value-type="float" office:value="5">
                <text:p>5</text:p>
              </table:table-cell>
              <table:table-cell office:value-type="float" office:value="4.915">
                <text:p>4.9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  <table:table-cell office:value-type="float" office:value="5">
                <text:p>5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  <table:table-cell office:value-type="float" office:value="5">
                <text:p>5</text:p>
              </table:table-cell>
              <table:table-cell office:value-type="float" office:value="4.905">
                <text:p>4.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  <table:table-cell office:value-type="float" office:value="5">
                <text:p>5</text:p>
              </table:table-cell>
              <table:table-cell office:value-type="float" office:value="4.895">
                <text:p>4.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  <table:table-cell office:value-type="float" office:value="5">
                <text:p>5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  <table:table-cell office:value-type="float" office:value="5">
                <text:p>5</text:p>
              </table:table-cell>
              <table:table-cell office:value-type="float" office:value="4.885">
                <text:p>4.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  <table:table-cell office:value-type="float" office:value="5">
                <text:p>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  <table:table-cell office:value-type="float" office:value="5">
                <text:p>5</text:p>
              </table:table-cell>
              <table:table-cell office:value-type="float" office:value="4.875">
                <text:p>4.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  <table:table-cell office:value-type="float" office:value="5">
                <text:p>5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  <table:table-cell office:value-type="float" office:value="5">
                <text:p>5</text:p>
              </table:table-cell>
              <table:table-cell office:value-type="float" office:value="4.865">
                <text:p>4.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  <table:table-cell office:value-type="float" office:value="5">
                <text:p>5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  <table:table-cell office:value-type="float" office:value="5">
                <text:p>5</text:p>
              </table:table-cell>
              <table:table-cell office:value-type="float" office:value="4.855">
                <text:p>4.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  <table:table-cell office:value-type="float" office:value="5">
                <text:p>5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  <table:table-cell office:value-type="float" office:value="5">
                <text:p>5</text:p>
              </table:table-cell>
              <table:table-cell office:value-type="float" office:value="4.845">
                <text:p>4.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  <table:table-cell office:value-type="float" office:value="5">
                <text:p>5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  <table:table-cell office:value-type="float" office:value="5">
                <text:p>5</text:p>
              </table:table-cell>
              <table:table-cell office:value-type="float" office:value="4.835">
                <text:p>4.8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  <table:table-cell office:value-type="float" office:value="5">
                <text:p>5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  <table:table-cell office:value-type="float" office:value="5">
                <text:p>5</text:p>
              </table:table-cell>
              <table:table-cell office:value-type="float" office:value="4.825">
                <text:p>4.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  <table:table-cell office:value-type="float" office:value="5">
                <text:p>5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  <table:table-cell office:value-type="float" office:value="5">
                <text:p>5</text:p>
              </table:table-cell>
              <table:table-cell office:value-type="float" office:value="4.815">
                <text:p>4.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  <table:table-cell office:value-type="float" office:value="5">
                <text:p>5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  <table:table-cell office:value-type="float" office:value="5">
                <text:p>5</text:p>
              </table:table-cell>
              <table:table-cell office:value-type="float" office:value="4.805">
                <text:p>4.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  <table:table-cell office:value-type="float" office:value="5">
                <text:p>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  <table:table-cell office:value-type="float" office:value="5">
                <text:p>5</text:p>
              </table:table-cell>
              <table:table-cell office:value-type="float" office:value="4.795">
                <text:p>4.7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  <table:table-cell office:value-type="float" office:value="5">
                <text:p>5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  <table:table-cell office:value-type="float" office:value="5">
                <text:p>5</text:p>
              </table:table-cell>
              <table:table-cell office:value-type="float" office:value="4.785">
                <text:p>4.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  <table:table-cell office:value-type="float" office:value="5">
                <text:p>5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  <table:table-cell office:value-type="float" office:value="5">
                <text:p>5</text:p>
              </table:table-cell>
              <table:table-cell office:value-type="float" office:value="4.775">
                <text:p>4.7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  <table:table-cell office:value-type="float" office:value="5">
                <text:p>5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  <table:table-cell office:value-type="float" office:value="5">
                <text:p>5</text:p>
              </table:table-cell>
              <table:table-cell office:value-type="float" office:value="4.765">
                <text:p>4.7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  <table:table-cell office:value-type="float" office:value="5">
                <text:p>5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  <table:table-cell office:value-type="float" office:value="5">
                <text:p>5</text:p>
              </table:table-cell>
              <table:table-cell office:value-type="float" office:value="4.755">
                <text:p>4.7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  <table:table-cell office:value-type="float" office:value="5">
                <text:p>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  <table:table-cell office:value-type="float" office:value="5">
                <text:p>5</text:p>
              </table:table-cell>
              <table:table-cell office:value-type="float" office:value="4.745">
                <text:p>4.7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  <table:table-cell office:value-type="float" office:value="5">
                <text:p>5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  <table:table-cell office:value-type="float" office:value="5">
                <text:p>5</text:p>
              </table:table-cell>
              <table:table-cell office:value-type="float" office:value="4.735">
                <text:p>4.7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  <table:table-cell office:value-type="float" office:value="5">
                <text:p>5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  <table:table-cell office:value-type="float" office:value="5">
                <text:p>5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  <table:table-cell office:value-type="float" office:value="5">
                <text:p>5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  <table:table-cell office:value-type="float" office:value="5">
                <text:p>5</text:p>
              </table:table-cell>
              <table:table-cell office:value-type="float" office:value="4.715">
                <text:p>4.7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  <table:table-cell office:value-type="float" office:value="5">
                <text:p>5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  <table:table-cell office:value-type="float" office:value="5">
                <text:p>5</text:p>
              </table:table-cell>
              <table:table-cell office:value-type="float" office:value="4.705">
                <text:p>4.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  <table:table-cell office:value-type="float" office:value="5">
                <text:p>5</text:p>
              </table:table-cell>
              <table:table-cell office:value-type="float" office:value="4.695">
                <text:p>4.6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  <table:table-cell office:value-type="float" office:value="5">
                <text:p>5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  <table:table-cell office:value-type="float" office:value="5">
                <text:p>5</text:p>
              </table:table-cell>
              <table:table-cell office:value-type="float" office:value="4.685">
                <text:p>4.6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  <table:table-cell office:value-type="float" office:value="5">
                <text:p>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  <table:table-cell office:value-type="float" office:value="5">
                <text:p>5</text:p>
              </table:table-cell>
              <table:table-cell office:value-type="float" office:value="4.675">
                <text:p>4.6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  <table:table-cell office:value-type="float" office:value="5">
                <text:p>5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  <table:table-cell office:value-type="float" office:value="5">
                <text:p>5</text:p>
              </table:table-cell>
              <table:table-cell office:value-type="float" office:value="4.665">
                <text:p>4.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  <table:table-cell office:value-type="float" office:value="5">
                <text:p>5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  <table:table-cell office:value-type="float" office:value="5">
                <text:p>5</text:p>
              </table:table-cell>
              <table:table-cell office:value-type="float" office:value="4.655">
                <text:p>4.6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  <table:table-cell office:value-type="float" office:value="5">
                <text:p>5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.5125055">
                <text:p>1.5125055</text:p>
              </table:table-cell>
              <table:table-cell office:value-type="float" office:value="5">
                <text:p>5</text:p>
              </table:table-cell>
              <table:table-cell office:value-type="float" office:value="4.645">
                <text:p>4.6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2.0369918">
                <text:p>2.0369918</text:p>
              </table:table-cell>
              <table:table-cell office:value-type="float" office:value="5">
                <text:p>5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2.7433476">
                <text:p>2.7433476</text:p>
              </table:table-cell>
              <table:table-cell office:value-type="float" office:value="5">
                <text:p>5</text:p>
              </table:table-cell>
              <table:table-cell office:value-type="float" office:value="4.635">
                <text:p>4.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3.6946418">
                <text:p>3.6946418</text:p>
              </table:table-cell>
              <table:table-cell office:value-type="float" office:value="5">
                <text:p>5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4.9758105">
                <text:p>4.9758105</text:p>
              </table:table-cell>
              <table:table-cell office:value-type="float" office:value="5">
                <text:p>5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6.70123">
                <text:p>6.70123</text:p>
              </table:table-cell>
              <table:table-cell office:value-type="float" office:value="5">
                <text:p>5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9.024976">
                <text:p>9.024976</text:p>
              </table:table-cell>
              <table:table-cell office:value-type="float" office:value="5">
                <text:p>5</text:p>
              </table:table-cell>
              <table:table-cell office:value-type="float" office:value="4.615">
                <text:p>4.6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2.154512">
                <text:p>12.154512</text:p>
              </table:table-cell>
              <table:table-cell office:value-type="float" office:value="5">
                <text:p>5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6.369291">
                <text:p>16.369291</text:p>
              </table:table-cell>
              <table:table-cell office:value-type="float" office:value="5">
                <text:p>5</text:p>
              </table:table-cell>
              <table:table-cell office:value-type="float" office:value="4.605">
                <text:p>4.6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22.045572">
                <text:p>22.045572</text:p>
              </table:table-cell>
              <table:table-cell office:value-type="float" office:value="5">
                <text:p>5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703cm" style:legend-expansion="high" chart:style-name="ch2"/>
        <chart:plot-area chart:style-name="ch3" table:cell-range-address="Sheet3.A1:Sheet3.D1 Sheet3.A74:Sheet3.D78" chart:data-source-has-labels="row" svg:x="0.32cm" svg:y="0.18cm" svg:width="12.667cm" svg:height="8.64cm">
          <chartooo:coordinate-region svg:x="0.756cm" svg:y="0.379cm" svg:width="11.6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74:Sheet3.B78" chart:label-cell-address="Sheet3.B1:Sheet3.B1" chart:class="chart:scatter">
            <chart:domain table:cell-range-address="Sheet3.A74:Sheet3.A78"/>
            <chart:data-point chart:repeated="5"/>
          </chart:series>
          <chart:series chart:style-name="ch7" chart:values-cell-range-address="Sheet3.C74:Sheet3.C78" chart:label-cell-address="Sheet3.C1:Sheet3.C1" chart:class="chart:scatter">
            <chart:data-point chart:repeated="5"/>
          </chart:series>
          <chart:series chart:style-name="ch8" chart:values-cell-range-address="Sheet3.D74:Sheet3.D78" chart:label-cell-address="Sheet3.D1:Sheet3.D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d</text:p>
                <draw:g>
                  <svg:desc>Sheet3.B1:Sheet3.B1</svg:desc>
                </draw:g>
              </table:table-cell>
              <table:table-cell office:value-type="string">
                <text:p>I_src</text:p>
                <draw:g>
                  <svg:desc>Sheet3.C1:Sheet3.C1</svg:desc>
                </draw:g>
              </table:table-cell>
              <table:table-cell office:value-type="string">
                <text:p>I_R_load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">
                <text:p>0.73</text:p>
                <draw:g>
                  <svg:desc>Sheet3.A74:Sheet3.A78</svg:desc>
                </draw:g>
              </table:table-cell>
              <table:table-cell office:value-type="float" office:value="2.7433476">
                <text:p>2.7433476</text:p>
                <draw:g>
                  <svg:desc>Sheet3.B74:Sheet3.B78</svg:desc>
                </draw:g>
              </table:table-cell>
              <table:table-cell office:value-type="float" office:value="5">
                <text:p>5</text:p>
                <draw:g>
                  <svg:desc>Sheet3.C74:Sheet3.C78</svg:desc>
                </draw:g>
              </table:table-cell>
              <table:table-cell office:value-type="float" office:value="4.635">
                <text:p>4.635</text:p>
                <draw:g>
                  <svg:desc>Sheet3.D74:Sheet3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">
                <text:p>0.74</text:p>
              </table:table-cell>
              <table:table-cell office:value-type="float" office:value="3.6946418">
                <text:p>3.6946418</text:p>
              </table:table-cell>
              <table:table-cell office:value-type="float" office:value="5">
                <text:p>5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4.9758105">
                <text:p>4.9758105</text:p>
              </table:table-cell>
              <table:table-cell office:value-type="float" office:value="5">
                <text:p>5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">
                <text:p>0.76</text:p>
              </table:table-cell>
              <table:table-cell office:value-type="float" office:value="6.70123">
                <text:p>6.70123</text:p>
              </table:table-cell>
              <table:table-cell office:value-type="float" office:value="5">
                <text:p>5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">
                <text:p>0.77</text:p>
              </table:table-cell>
              <table:table-cell office:value-type="float" office:value="9.024976">
                <text:p>9.024976</text:p>
              </table:table-cell>
              <table:table-cell office:value-type="float" office:value="5">
                <text:p>5</text:p>
              </table:table-cell>
              <table:table-cell office:value-type="float" office:value="4.615">
                <text:p>4.6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